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5.35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23.81pt"/>
    </style:style>
    <style:style style:name="co11" style:family="table-column">
      <style:table-column-properties fo:break-before="auto" style:column-width="14.71pt"/>
    </style:style>
    <style:style style:name="co12" style:family="table-column">
      <style:table-column-properties fo:break-before="auto" style:column-width="20.15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31.04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34.89pt"/>
    </style:style>
    <style:style style:name="co17" style:family="table-column">
      <style:table-column-properties fo:break-before="auto" style:column-width="29.2pt"/>
    </style:style>
    <style:style style:name="co18" style:family="table-column">
      <style:table-column-properties fo:break-before="auto" style:column-width="14.54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25.94pt"/>
    </style:style>
    <style:style style:name="co21" style:family="table-column">
      <style:table-column-properties fo:break-before="auto" style:column-width="32.46pt"/>
    </style:style>
    <style:style style:name="co2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7"/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/>
      <style:text-properties fo:color="#a9b7c6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66ff"/>
      <style:text-properties fo:color="#6666ff" fo:font-weight="bold" style:font-weight-asian="bold" style:font-weight-complex="bold"/>
    </style:style>
    <style:style style:name="ce23" style:family="table-cell" style:parent-style-name="Default">
      <style:table-cell-properties fo:background-color="#eeeeee"/>
      <style:text-properties fo:color="#808080"/>
    </style:style>
    <style:style style:name="ce24" style:family="table-cell" style:parent-style-name="Default">
      <style:table-cell-properties fo:background-color="#eeeeee"/>
      <style:text-properties fo:color="#6666ff" fo:font-weight="bold" style:font-weight-asian="bold" style:font-weight-complex="bold"/>
    </style:style>
    <style:style style:name="ce25" style:family="table-cell" style:parent-style-name="Default">
      <style:table-cell-properties fo:background-color="#00ccff"/>
    </style:style>
    <style:style style:name="ce26" style:family="table-cell" style:parent-style-name="Default" style:data-style-name="N128"/>
    <style:style style:name="ce27" style:family="table-cell" style:parent-style-name="Default" style:data-style-name="N128">
      <style:table-cell-properties fo:background-color="#00ccff"/>
    </style:style>
    <style:style style:name="ce2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00ccff"/>
    </style:style>
    <style:style style:name="ce30" style:family="table-cell" style:parent-style-name="Default" style:data-style-name="N2">
      <style:table-cell-properties fo:background-color="#99ff66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#00ccff"/>
    </style:style>
    <style:style style:name="ce33" style:family="table-cell" style:parent-style-name="Default">
      <style:table-cell-properties fo:background-color="#ff9999"/>
    </style:style>
    <style:style style:name="ce34" style:family="table-cell" style:parent-style-name="Default" style:data-style-name="N2">
      <style:table-cell-properties fo:background-color="#ff9999"/>
    </style:style>
    <style:style style:name="ce35" style:family="table-cell" style:parent-style-name="Default" style:data-style-name="N2">
      <style:table-cell-properties fo:background-color="#ffff99"/>
    </style:style>
    <style:style style:name="ce36" style:family="table-cell" style:parent-style-name="Default" style:data-style-name="N12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a9b7c6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76.47pt" svg:height="270.28pt" svg:x="635.05pt" svg:y="27.13pt">
            <loext:p draw:notify-on-update-of-ranges="Sheet5.K14:Sheet5.K14 Sheet5.K15:Sheet5.K24 Sheet5.L14:Sheet5.L14 Sheet5.L15:Sheet5.L24 Sheet5.M14:Sheet5.M14 Sheet5.M15:Sheet5.M24 Sheet5.N14:Sheet5.N14 Sheet5.N15:Sheet5.N24 Sheet5.O14:Sheet5.O14 Sheet5.O15:Sheet5.O24 Sheet5.P14:Sheet5.P14 Sheet5.P15:Sheet5.P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91pt" svg:y="374pt">
            <loext:p draw:notify-on-update-of-ranges="Sheet5.A30:Sheet5.A40 Sheet5.B29:Sheet5.B29 Sheet5.B30:Sheet5.B40 Sheet5.C29:Sheet5.C29 Sheet5.C30:Sheet5.C40 Sheet5.D29:Sheet5.D29 Sheet5.D30:Sheet5.D40 Sheet5.E29:Sheet5.E29 Sheet5.E30:Sheet5.E40 Sheet5.F29:Sheet5.F29 Sheet5.F30:Sheet5.F40 Sheet5.G29:Sheet5.G29 Sheet5.G30:Sheet5.G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too fast</text:p>
          </table:table-cell>
          <table:table-cell table:style-name="ce12"/>
          <table:table-cell table:style-name="ce13" office:value-type="string" calcext:value-type="string">
            <text:p>Slower – linear</text:p>
          </table:table-cell>
          <table:table-cell table:style-name="ce13" table:number-columns-repeated="3"/>
          <table:table-cell table:style-name="ce2" table:number-columns-repeated="2"/>
          <table:table-cell table:style-name="ce2" office:value-type="string" calcext:value-type="string">
            <text:p>Slower – non-line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n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 - 2000 * f_runy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4]" office:value-type="float" office:value="1000" calcext:value-type="float">
            <text:p>1000</text:p>
          </table:table-cell>
          <table:table-cell table:style-name="ce7" table:formula="of:=[.E5]+[.F5]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" table:formula="of:=[.K5]+[.I5]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5]" office:value-type="float" office:value="900" calcext:value-type="float">
            <text:p>900</text:p>
          </table:table-cell>
          <table:table-cell table:style-name="ce7" table:formula="of:=[.E6]+[.F6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[.K6]+[.I6]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6]" office:value-type="float" office:value="800" calcext:value-type="float">
            <text:p>800</text:p>
          </table:table-cell>
          <table:table-cell table:style-name="ce7" table:formula="of:=[.E7]+[.F7]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7" table:formula="of:=[.K7]+[.I7]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7]" office:value-type="float" office:value="700" calcext:value-type="float">
            <text:p>700</text:p>
          </table:table-cell>
          <table:table-cell table:style-name="ce7" table:formula="of:=[.E8]+[.F8]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 table:formula="of:=[.K8]+[.I8]" office:value-type="float" office:value="215" calcext:value-type="float">
            <text:p>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8]" office:value-type="float" office:value="600" calcext:value-type="float">
            <text:p>600</text:p>
          </table:table-cell>
          <table:table-cell table:style-name="ce7" table:formula="of:=[.E9]+[.F9]"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7" table:formula="of:=[.K9]+[.I9]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9]" office:value-type="float" office:value="500" calcext:value-type="float">
            <text:p>500</text:p>
          </table:table-cell>
          <table:table-cell table:style-name="ce7" table:formula="of:=[.E10]+[.F10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table:formula="of:=[.K10]+[.I10]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0]" office:value-type="float" office:value="400" calcext:value-type="float">
            <text:p>400</text:p>
          </table:table-cell>
          <table:table-cell table:style-name="ce7" table:formula="of:=[.E11]+[.F1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7" table:formula="of:=[.K11]+[.I11]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1]" office:value-type="float" office:value="300" calcext:value-type="float">
            <text:p>300</text:p>
          </table:table-cell>
          <table:table-cell table:style-name="ce7" table:formula="of:=[.E12]+[.F12]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7" table:formula="of:=[.K12]+[.I12]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2]" office:value-type="float" office:value="200" calcext:value-type="float">
            <text:p>200</text:p>
          </table:table-cell>
          <table:table-cell table:style-name="ce7" table:formula="of:=[.E13]+[.F1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7" table:formula="of:=[.K13]+[.I13]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3]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table:number-columns-repeated="3"/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1000*[.B15]" office:value-type="float" office:value="550" calcext:value-type="float">
            <text:p>550</text:p>
          </table:table-cell>
          <table:table-cell table:formula="of:=1000*[.B15]" office:value-type="float" office:value="550" calcext:value-type="float">
            <text:p>5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style-name="ce16" table:formula="of:=([.B15]-[.$M$25])*[.$M$26]+[.$M$27]" office:value-type="float" office:value="110" calcext:value-type="float">
            <text:p>110</text:p>
          </table:table-cell>
          <table:table-cell table:style-name="ce16" table:formula="of:=([.$B15]*2 -1)^2*[.$N$26]+[.$N$27]" office:value-type="float" office:value="109" calcext:value-type="float">
            <text:p>109</text:p>
          </table:table-cell>
          <table:table-cell table:style-name="ce16" table:formula="of:=([.$B15]*2 -1)^3*[.$O$26]+[.$O$27]" office:value-type="float" office:value="110.8" calcext:value-type="float">
            <text:p>111</text:p>
          </table:table-cell>
          <table:table-cell table:style-name="ce16" table:formula="of:=([.$B15]*2 -1)^4*[.$P$26]+[.$P$27]" office:value-type="float" office:value="110.03" calcext:value-type="float">
            <text:p>11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00*[.B16]" office:value-type="float" office:value="600" calcext:value-type="float">
            <text:p>600</text:p>
          </table:table-cell>
          <table:table-cell table:formula="of:=1000*[.B16]" office:value-type="float" office:value="600" calcext:value-type="float">
            <text:p>600</text:p>
          </table:table-cell>
          <table:table-cell table:style-name="ce7" table:formula="of:=[.E15]+[.F15]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style-name="ce7" table:formula="of:=[.G15]+[.H15]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" table:formula="of:=[.K15]+[.I15]" office:value-type="float" office:value="115" calcext:value-type="float">
            <text:p>115</text:p>
          </table:table-cell>
          <table:table-cell table:style-name="ce7" table:formula="of:=[.L15]+[.J15]" office:value-type="float" office:value="125" calcext:value-type="float">
            <text:p>125</text:p>
          </table:table-cell>
          <table:table-cell table:style-name="ce16" table:formula="of:=([.B16]-[.$M$25])*[.$M$26]+[.$M$27]" office:value-type="float" office:value="160" calcext:value-type="float">
            <text:p>160</text:p>
          </table:table-cell>
          <table:table-cell table:style-name="ce16" table:formula="of:=([.$B16]*2 -1)^2*[.$N$26]+[.$N$27]" office:value-type="float" office:value="136" calcext:value-type="float">
            <text:p>136</text:p>
          </table:table-cell>
          <table:table-cell table:style-name="ce16" table:formula="of:=([.$B16]*2 -1)^3*[.$O$26]+[.$O$27]" office:value-type="float" office:value="116.4" calcext:value-type="float">
            <text:p>116</text:p>
          </table:table-cell>
          <table:table-cell table:style-name="ce16" table:formula="of:=([.$B16]*2 -1)^4*[.$P$26]+[.$P$27]" office:value-type="float" office:value="110.48" calcext:value-type="float">
            <text:p>1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1000*[.B17]" office:value-type="float" office:value="650" calcext:value-type="float">
            <text:p>650</text:p>
          </table:table-cell>
          <table:table-cell table:formula="of:=1000*[.B17]" office:value-type="float" office:value="650" calcext:value-type="float">
            <text:p>650</text:p>
          </table:table-cell>
          <table:table-cell table:style-name="ce7" table:formula="of:=[.E16]+[.F1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7" table:formula="of:=[.G16]+[.H16]"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table:formula="of:=[.K16]+[.I16]" office:value-type="float" office:value="121" calcext:value-type="float">
            <text:p>121</text:p>
          </table:table-cell>
          <table:table-cell table:style-name="ce7" table:formula="of:=[.L16]+[.J16]" office:value-type="float" office:value="142" calcext:value-type="float">
            <text:p>142</text:p>
          </table:table-cell>
          <table:table-cell table:style-name="ce16" table:formula="of:=([.B17]-[.$M$25])*[.$M$26]+[.$M$27]" office:value-type="float" office:value="210" calcext:value-type="float">
            <text:p>210</text:p>
          </table:table-cell>
          <table:table-cell table:style-name="ce16" table:formula="of:=([.$B17]*2 -1)^2*[.$N$26]+[.$N$27]" office:value-type="float" office:value="181" calcext:value-type="float">
            <text:p>181</text:p>
          </table:table-cell>
          <table:table-cell table:style-name="ce16" table:formula="of:=([.$B17]*2 -1)^3*[.$O$26]+[.$O$27]" office:value-type="float" office:value="131.6" calcext:value-type="float">
            <text:p>132</text:p>
          </table:table-cell>
          <table:table-cell table:style-name="ce16" table:formula="of:=([.$B17]*2 -1)^4*[.$P$26]+[.$P$27]" office:value-type="float" office:value="112.43" calcext:value-type="float">
            <text:p>1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00*[.B18]" office:value-type="float" office:value="700" calcext:value-type="float">
            <text:p>700</text:p>
          </table:table-cell>
          <table:table-cell table:formula="of:=1000*[.B18]" office:value-type="float" office:value="700" calcext:value-type="float">
            <text:p>700</text:p>
          </table:table-cell>
          <table:table-cell table:style-name="ce7" table:formula="of:=[.E17]+[.F17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7" table:formula="of:=[.G17]+[.H17]"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7" table:formula="of:=[.K17]+[.I17]" office:value-type="float" office:value="128" calcext:value-type="float">
            <text:p>128</text:p>
          </table:table-cell>
          <table:table-cell table:style-name="ce7" table:formula="of:=[.L17]+[.J17]" office:value-type="float" office:value="161" calcext:value-type="float">
            <text:p>161</text:p>
          </table:table-cell>
          <table:table-cell table:style-name="ce16" table:formula="of:=([.B18]-[.$M$25])*[.$M$26]+[.$M$27]" office:value-type="float" office:value="260" calcext:value-type="float">
            <text:p>260</text:p>
          </table:table-cell>
          <table:table-cell table:style-name="ce16" table:formula="of:=([.$B18]*2 -1)^2*[.$N$26]+[.$N$27]" office:value-type="float" office:value="244" calcext:value-type="float">
            <text:p>244</text:p>
          </table:table-cell>
          <table:table-cell table:style-name="ce16" table:formula="of:=([.$B18]*2 -1)^3*[.$O$26]+[.$O$27]" office:value-type="float" office:value="161.2" calcext:value-type="float">
            <text:p>161</text:p>
          </table:table-cell>
          <table:table-cell table:style-name="ce16" table:formula="of:=([.$B18]*2 -1)^4*[.$P$26]+[.$P$27]" office:value-type="float" office:value="117.68" calcext:value-type="float">
            <text:p>11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1000*[.B19]" office:value-type="float" office:value="750" calcext:value-type="float">
            <text:p>750</text:p>
          </table:table-cell>
          <table:table-cell table:formula="of:=1000*[.B19]" office:value-type="float" office:value="750" calcext:value-type="float">
            <text:p>750</text:p>
          </table:table-cell>
          <table:table-cell table:style-name="ce7" table:formula="of:=[.E18]+[.F1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ce7" table:formula="of:=[.G18]+[.H18]"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7" table:formula="of:=[.K18]+[.I18]" office:value-type="float" office:value="136" calcext:value-type="float">
            <text:p>136</text:p>
          </table:table-cell>
          <table:table-cell table:style-name="ce7" table:formula="of:=[.L18]+[.J18]" office:value-type="float" office:value="182" calcext:value-type="float">
            <text:p>182</text:p>
          </table:table-cell>
          <table:table-cell table:style-name="ce16" table:formula="of:=([.B19]-[.$M$25])*[.$M$26]+[.$M$27]" office:value-type="float" office:value="310" calcext:value-type="float">
            <text:p>310</text:p>
          </table:table-cell>
          <table:table-cell table:style-name="ce16" table:formula="of:=([.$B19]*2 -1)^2*[.$N$26]+[.$N$27]" office:value-type="float" office:value="325" calcext:value-type="float">
            <text:p>325</text:p>
          </table:table-cell>
          <table:table-cell table:style-name="ce16" table:formula="of:=([.$B19]*2 -1)^3*[.$O$26]+[.$O$27]" office:value-type="float" office:value="210" calcext:value-type="float">
            <text:p>210</text:p>
          </table:table-cell>
          <table:table-cell table:style-name="ce16" table:formula="of:=([.$B19]*2 -1)^4*[.$P$26]+[.$P$27]" office:value-type="float" office:value="128.75" calcext:value-type="float">
            <text:p>1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00*[.B20]" office:value-type="float" office:value="800" calcext:value-type="float">
            <text:p>800</text:p>
          </table:table-cell>
          <table:table-cell table:formula="of:=1000*[.B20]" office:value-type="float" office:value="800" calcext:value-type="float">
            <text:p>800</text:p>
          </table:table-cell>
          <table:table-cell table:style-name="ce7" table:formula="of:=[.E19]+[.F19]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7" table:formula="of:=[.G19]+[.H19]"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7" table:formula="of:=[.K19]+[.I19]" office:value-type="float" office:value="145" calcext:value-type="float">
            <text:p>145</text:p>
          </table:table-cell>
          <table:table-cell table:style-name="ce7" table:formula="of:=[.L19]+[.J19]" office:value-type="float" office:value="205" calcext:value-type="float">
            <text:p>205</text:p>
          </table:table-cell>
          <table:table-cell table:style-name="ce16" table:formula="of:=([.B20]-[.$M$25])*[.$M$26]+[.$M$27]" office:value-type="float" office:value="360" calcext:value-type="float">
            <text:p>360</text:p>
          </table:table-cell>
          <table:table-cell table:style-name="ce16" table:formula="of:=([.$B20]*2 -1)^2*[.$N$26]+[.$N$27]" office:value-type="float" office:value="424" calcext:value-type="float">
            <text:p>424</text:p>
          </table:table-cell>
          <table:table-cell table:style-name="ce16" table:formula="of:=([.$B20]*2 -1)^3*[.$O$26]+[.$O$27]" office:value-type="float" office:value="282.8" calcext:value-type="float">
            <text:p>283</text:p>
          </table:table-cell>
          <table:table-cell table:style-name="ce16" table:formula="of:=([.$B20]*2 -1)^4*[.$P$26]+[.$P$27]" office:value-type="float" office:value="148.88" calcext:value-type="float">
            <text:p>14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1000*[.B21]" office:value-type="float" office:value="850" calcext:value-type="float">
            <text:p>850</text:p>
          </table:table-cell>
          <table:table-cell table:formula="of:=1000*[.B21]" office:value-type="float" office:value="850" calcext:value-type="float">
            <text:p>850</text:p>
          </table:table-cell>
          <table:table-cell table:style-name="ce7" table:formula="of:=[.E20]+[.F20]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7" table:formula="of:=[.G20]+[.H20]"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7" table:formula="of:=[.K20]+[.I20]" office:value-type="float" office:value="155" calcext:value-type="float">
            <text:p>155</text:p>
          </table:table-cell>
          <table:table-cell table:style-name="ce7" table:formula="of:=[.L20]+[.J20]" office:value-type="float" office:value="230" calcext:value-type="float">
            <text:p>230</text:p>
          </table:table-cell>
          <table:table-cell table:style-name="ce16" table:formula="of:=([.B21]-[.$M$25])*[.$M$26]+[.$M$27]" office:value-type="float" office:value="410" calcext:value-type="float">
            <text:p>410</text:p>
          </table:table-cell>
          <table:table-cell table:style-name="ce16" table:formula="of:=([.$B21]*2 -1)^2*[.$N$26]+[.$N$27]" office:value-type="float" office:value="541" calcext:value-type="float">
            <text:p>541</text:p>
          </table:table-cell>
          <table:table-cell table:style-name="ce16" table:formula="of:=([.$B21]*2 -1)^3*[.$O$26]+[.$O$27]" office:value-type="float" office:value="384.4" calcext:value-type="float">
            <text:p>384</text:p>
          </table:table-cell>
          <table:table-cell table:style-name="ce16" table:formula="of:=([.$B21]*2 -1)^4*[.$P$26]+[.$P$27]" office:value-type="float" office:value="182.03" calcext:value-type="float">
            <text:p>18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00*[.B22]" office:value-type="float" office:value="900" calcext:value-type="float">
            <text:p>900</text:p>
          </table:table-cell>
          <table:table-cell table:formula="of:=1000*[.B22]" office:value-type="float" office:value="900" calcext:value-type="float">
            <text:p>900</text:p>
          </table:table-cell>
          <table:table-cell table:style-name="ce7" table:formula="of:=[.E21]+[.F21]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7" table:formula="of:=[.G21]+[.H21]"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7" table:formula="of:=[.K21]+[.I21]" office:value-type="float" office:value="166" calcext:value-type="float">
            <text:p>166</text:p>
          </table:table-cell>
          <table:table-cell table:style-name="ce7" table:formula="of:=[.L21]+[.J21]" office:value-type="float" office:value="257" calcext:value-type="float">
            <text:p>257</text:p>
          </table:table-cell>
          <table:table-cell table:style-name="ce16" table:formula="of:=([.B22]-[.$M$25])*[.$M$26]+[.$M$27]" office:value-type="float" office:value="460" calcext:value-type="float">
            <text:p>460</text:p>
          </table:table-cell>
          <table:table-cell table:style-name="ce16" table:formula="of:=([.$B22]*2 -1)^2*[.$N$26]+[.$N$27]" office:value-type="float" office:value="676" calcext:value-type="float">
            <text:p>676</text:p>
          </table:table-cell>
          <table:table-cell table:style-name="ce16" table:formula="of:=([.$B22]*2 -1)^3*[.$O$26]+[.$O$27]" office:value-type="float" office:value="519.6" calcext:value-type="float">
            <text:p>520</text:p>
          </table:table-cell>
          <table:table-cell table:style-name="ce16" table:formula="of:=([.$B22]*2 -1)^4*[.$P$26]+[.$P$27]" office:value-type="float" office:value="232.88" calcext:value-type="float">
            <text:p>233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1000*[.B23]" office:value-type="float" office:value="950" calcext:value-type="float">
            <text:p>950</text:p>
          </table:table-cell>
          <table:table-cell table:formula="of:=1000*[.B23]" office:value-type="float" office:value="950" calcext:value-type="float">
            <text:p>950</text:p>
          </table:table-cell>
          <table:table-cell table:style-name="ce7" table:formula="of:=[.E22]+[.F22]"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table:style-name="ce7" table:formula="of:=[.G22]+[.H22]"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16" table:formula="of:=([.B23]-[.$M$25])*[.$M$26]+[.$M$27]" office:value-type="float" office:value="510" calcext:value-type="float">
            <text:p>510</text:p>
          </table:table-cell>
          <table:table-cell table:style-name="ce16" table:formula="of:=([.$B23]*2 -1)^2*[.$N$26]+[.$N$27]" office:value-type="float" office:value="829" calcext:value-type="float">
            <text:p>829</text:p>
          </table:table-cell>
          <table:table-cell table:style-name="ce16" table:formula="of:=([.$B23]*2 -1)^3*[.$O$26]+[.$O$27]" office:value-type="float" office:value="693.2" calcext:value-type="float">
            <text:p>693</text:p>
          </table:table-cell>
          <table:table-cell table:style-name="ce16" table:formula="of:=([.$B23]*2 -1)^4*[.$P$26]+[.$P$27]" office:value-type="float" office:value="306.83" calcext:value-type="float">
            <text:p>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*[.B24]" office:value-type="float" office:value="1000" calcext:value-type="float">
            <text:p>1000</text:p>
          </table:table-cell>
          <table:table-cell table:style-name="ce7" table:formula="of:=[.E23]+[.F23]" office:value-type="float" office:value="191" calcext:value-type="float">
            <text:p>191</text:p>
          </table:table-cell>
          <table:table-cell/>
          <table:table-cell table:style-name="ce7" table:formula="of:=[.G23]+[.H23]" office:value-type="float" office:value="317" calcext:value-type="float">
            <text:p>317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0" calcext:value-type="float">
            <text:p>800</text:p>
          </table:table-cell>
          <table:table-cell table:style-name="ce16" table:formula="of:=([.B24]-[.$M$25])*[.$M$26]+[.$M$27]" office:value-type="float" office:value="560" calcext:value-type="float">
            <text:p>560</text:p>
          </table:table-cell>
          <table:table-cell table:style-name="ce16" table:formula="of:=([.$B24]*2 -1)^2*[.$N$26]+[.$N$27]" office:value-type="float" office:value="1000" calcext:value-type="float">
            <text:p>1000</text:p>
          </table:table-cell>
          <table:table-cell table:style-name="ce16" table:formula="of:=([.$B24]*2 -1)^3*[.$O$26]+[.$O$27]" office:value-type="float" office:value="910" calcext:value-type="float">
            <text:p>910</text:p>
          </table:table-cell>
          <table:table-cell table:style-name="ce16" table:formula="of:=([.$B24]*2 -1)^4*[.$P$26]+[.$P$27]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table:number-columns-repeated="2" table:style-name="ce16" office:value-type="float" office:value="-0.5" calcext:value-type="float">
            <text:p>-1</text:p>
          </table:table-cell>
        </table:table-row>
        <table:table-row table:style-name="ro1">
          <table:table-cell/>
          <table:table-cell table:style-name="ce7" table:number-columns-repeated="6"/>
          <table:table-cell table:style-name="ce7" office:value-type="string" calcext:value-type="string">
            <text:p>AX+B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10" calcext:value-type="float">
            <text:p>1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formula="of:=[.B30]^3" office:value-type="float" office:value="0" calcext:value-type="float">
            <text:p>0</text:p>
          </table:table-cell>
          <table:table-cell table:formula="of:=[.B30]^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B31]^2" office:value-type="float" office:value="0.01" calcext:value-type="float">
            <text:p>0.01</text:p>
          </table:table-cell>
          <table:table-cell table:formula="of:=[.B31]^3" office:value-type="float" office:value="0.001" calcext:value-type="float">
            <text:p>0.001</text:p>
          </table:table-cell>
          <table:table-cell table:formula="of:=[.B31]^4" office:value-type="float" office:value="0.0001" calcext:value-type="float">
            <text:p>0.0001</text:p>
          </table:table-cell>
          <table:table-cell table:formula="of:=([.K15]-[.$K$15])/([.$K$24]-[.$K$15])" office:value-type="float" office:value="0" calcext:value-type="float">
            <text:p>0</text:p>
          </table:table-cell>
          <table:table-cell table:formula="of:=([.L15]-[.$L$15])/([.$L$24]-[.$L$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B32]^2" office:value-type="float" office:value="0.04" calcext:value-type="float">
            <text:p>0.04</text:p>
          </table:table-cell>
          <table:table-cell table:formula="of:=[.B32]^3" office:value-type="float" office:value="0.008" calcext:value-type="float">
            <text:p>0.008</text:p>
          </table:table-cell>
          <table:table-cell table:formula="of:=[.B32]^4" office:value-type="float" office:value="0.0016" calcext:value-type="float">
            <text:p>0.0016</text:p>
          </table:table-cell>
          <table:table-cell table:formula="of:=([.K16]-[.$K$15])/([.$K$24]-[.$K$15])" office:value-type="float" office:value="0.0172413793103448" calcext:value-type="float">
            <text:p>0.0172413793</text:p>
          </table:table-cell>
          <table:table-cell table:formula="of:=([.L16]-[.$L$15])/([.$L$24]-[.$L$15])" office:value-type="float" office:value="0.0217391304347826" calcext:value-type="float">
            <text:p>0.0217391304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B33]^2" office:value-type="float" office:value="0.09" calcext:value-type="float">
            <text:p>0.09</text:p>
          </table:table-cell>
          <table:table-cell table:formula="of:=[.B33]^3" office:value-type="float" office:value="0.027" calcext:value-type="float">
            <text:p>0.027</text:p>
          </table:table-cell>
          <table:table-cell table:formula="of:=[.B33]^4" office:value-type="float" office:value="0.00810000000000001" calcext:value-type="float">
            <text:p>0.0081</text:p>
          </table:table-cell>
          <table:table-cell table:formula="of:=([.K17]-[.$K$15])/([.$K$24]-[.$K$15])" office:value-type="float" office:value="0.0379310344827586" calcext:value-type="float">
            <text:p>0.0379310345</text:p>
          </table:table-cell>
          <table:table-cell table:formula="of:=([.L17]-[.$L$15])/([.$L$24]-[.$L$15])" office:value-type="float" office:value="0.0463768115942029" calcext:value-type="float">
            <text:p>0.046376811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B34]^2" office:value-type="float" office:value="0.16" calcext:value-type="float">
            <text:p>0.16</text:p>
          </table:table-cell>
          <table:table-cell table:formula="of:=[.B34]^3" office:value-type="float" office:value="0.064" calcext:value-type="float">
            <text:p>0.064</text:p>
          </table:table-cell>
          <table:table-cell table:formula="of:=[.B34]^4" office:value-type="float" office:value="0.0256" calcext:value-type="float">
            <text:p>0.0256</text:p>
          </table:table-cell>
          <table:table-cell table:formula="of:=([.K18]-[.$K$15])/([.$K$24]-[.$K$15])" office:value-type="float" office:value="0.0620689655172414" calcext:value-type="float">
            <text:p>0.0620689655</text:p>
          </table:table-cell>
          <table:table-cell table:formula="of:=([.L18]-[.$L$15])/([.$L$24]-[.$L$15])" office:value-type="float" office:value="0.0739130434782609" calcext:value-type="float">
            <text:p>0.073913043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B35]^2" office:value-type="float" office:value="0.25" calcext:value-type="float">
            <text:p>0.25</text:p>
          </table:table-cell>
          <table:table-cell table:formula="of:=[.B35]^3" office:value-type="float" office:value="0.125" calcext:value-type="float">
            <text:p>0.125</text:p>
          </table:table-cell>
          <table:table-cell table:formula="of:=[.B35]^4" office:value-type="float" office:value="0.0625" calcext:value-type="float">
            <text:p>0.0625</text:p>
          </table:table-cell>
          <table:table-cell table:formula="of:=([.K19]-[.$K$15])/([.$K$24]-[.$K$15])" office:value-type="float" office:value="0.0896551724137931" calcext:value-type="float">
            <text:p>0.0896551724</text:p>
          </table:table-cell>
          <table:table-cell table:formula="of:=([.L19]-[.$L$15])/([.$L$24]-[.$L$15])" office:value-type="float" office:value="0.104347826086957" calcext:value-type="float">
            <text:p>0.104347826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36]^2" office:value-type="float" office:value="0.36" calcext:value-type="float">
            <text:p>0.36</text:p>
          </table:table-cell>
          <table:table-cell table:formula="of:=[.B36]^3" office:value-type="float" office:value="0.216" calcext:value-type="float">
            <text:p>0.216</text:p>
          </table:table-cell>
          <table:table-cell table:formula="of:=[.B36]^4" office:value-type="float" office:value="0.1296" calcext:value-type="float">
            <text:p>0.1296</text:p>
          </table:table-cell>
          <table:table-cell table:formula="of:=([.K20]-[.$K$15])/([.$K$24]-[.$K$15])" office:value-type="float" office:value="0.120689655172414" calcext:value-type="float">
            <text:p>0.1206896552</text:p>
          </table:table-cell>
          <table:table-cell table:formula="of:=([.L20]-[.$L$15])/([.$L$24]-[.$L$15])" office:value-type="float" office:value="0.13768115942029" calcext:value-type="float">
            <text:p>0.1376811594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B37]^2" office:value-type="float" office:value="0.49" calcext:value-type="float">
            <text:p>0.49</text:p>
          </table:table-cell>
          <table:table-cell table:formula="of:=[.B37]^3" office:value-type="float" office:value="0.343" calcext:value-type="float">
            <text:p>0.343</text:p>
          </table:table-cell>
          <table:table-cell table:formula="of:=[.B37]^4" office:value-type="float" office:value="0.2401" calcext:value-type="float">
            <text:p>0.2401</text:p>
          </table:table-cell>
          <table:table-cell table:formula="of:=([.K21]-[.$K$15])/([.$K$24]-[.$K$15])" office:value-type="float" office:value="0.155172413793103" calcext:value-type="float">
            <text:p>0.1551724138</text:p>
          </table:table-cell>
          <table:table-cell table:formula="of:=([.L21]-[.$L$15])/([.$L$24]-[.$L$15])" office:value-type="float" office:value="0.173913043478261" calcext:value-type="float">
            <text:p>0.17391304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B38]^2" office:value-type="float" office:value="0.64" calcext:value-type="float">
            <text:p>0.64</text:p>
          </table:table-cell>
          <table:table-cell table:formula="of:=[.B38]^3" office:value-type="float" office:value="0.512" calcext:value-type="float">
            <text:p>0.512</text:p>
          </table:table-cell>
          <table:table-cell table:formula="of:=[.B38]^4" office:value-type="float" office:value="0.4096" calcext:value-type="float">
            <text:p>0.4096</text:p>
          </table:table-cell>
          <table:table-cell table:formula="of:=([.K22]-[.$K$15])/([.$K$24]-[.$K$15])" office:value-type="float" office:value="0.193103448275862" calcext:value-type="float">
            <text:p>0.1931034483</text:p>
          </table:table-cell>
          <table:table-cell table:formula="of:=([.L22]-[.$L$15])/([.$L$24]-[.$L$15])" office:value-type="float" office:value="0.21304347826087" calcext:value-type="float">
            <text:p>0.213043478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B39]^2" office:value-type="float" office:value="0.81" calcext:value-type="float">
            <text:p>0.81</text:p>
          </table:table-cell>
          <table:table-cell table:formula="of:=[.B39]^3" office:value-type="float" office:value="0.729" calcext:value-type="float">
            <text:p>0.729</text:p>
          </table:table-cell>
          <table:table-cell table:formula="of:=[.B39]^4" office:value-type="float" office:value="0.6561" calcext:value-type="float">
            <text:p>0.6561</text:p>
          </table:table-cell>
          <table:table-cell table:formula="of:=([.K23]-[.$K$15])/([.$K$24]-[.$K$15])" office:value-type="float" office:value="0.310344827586207" calcext:value-type="float">
            <text:p>0.3103448276</text:p>
          </table:table-cell>
          <table:table-cell table:formula="of:=([.L23]-[.$L$15])/([.$L$24]-[.$L$15])" office:value-type="float" office:value="0.420289855072464" calcext:value-type="float">
            <text:p>0.42028985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0]^2" office:value-type="float" office:value="1" calcext:value-type="float">
            <text:p>1</text:p>
          </table:table-cell>
          <table:table-cell table:formula="of:=[.B40]^3" office:value-type="float" office:value="1" calcext:value-type="float">
            <text:p>1</text:p>
          </table:table-cell>
          <table:table-cell table:formula="of:=[.B40]^4" office:value-type="float" office:value="1" calcext:value-type="float">
            <text:p>1</text:p>
          </table:table-cell>
          <table:table-cell table:formula="of:=([.K24]-[.$K$15])/([.$K$24]-[.$K$15])" office:value-type="float" office:value="1" calcext:value-type="float">
            <text:p>1</text:p>
          </table:table-cell>
          <table:table-cell table:formula="of:=([.L24]-[.$L$15])/([.$L$24]-[.$L$15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53]^2" office:value-type="float" office:value="0" calcext:value-type="float">
            <text:p>0</text:p>
          </table:table-cell>
          <table:table-cell table:formula="of:=[.C53]^3" office:value-type="float" office:value="0" calcext:value-type="float">
            <text:p>0</text:p>
          </table:table-cell>
          <table:table-cell table:formula="of:=[.C53]^4" office:value-type="float" office:value="0" calcext:value-type="float">
            <text:p>0</text:p>
          </table:table-cell>
          <table:table-cell table:number-columns-repeated="2"/>
          <table:table-cell table:formula="of:=([.C53]-[.D53])^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C54]^2" office:value-type="float" office:value="0.01" calcext:value-type="float">
            <text:p>0.01</text:p>
          </table:table-cell>
          <table:table-cell table:formula="of:=[.C54]^3" office:value-type="float" office:value="0.001" calcext:value-type="float">
            <text:p>0.001</text:p>
          </table:table-cell>
          <table:table-cell table:formula="of:=[.C54]^4" office:value-type="float" office:value="0.0001" calcext:value-type="float">
            <text:p>0.0001</text:p>
          </table:table-cell>
          <table:table-cell table:formula="of:=([.L38]-[.$K$15])/([.$K$24]-[.$K$15])" office:value-type="float" office:value="-0.379310344827586" calcext:value-type="float">
            <text:p>-0.3793103448</text:p>
          </table:table-cell>
          <table:table-cell table:formula="of:=([.M38]-[.$L$15])/([.$L$24]-[.$L$15])" office:value-type="float" office:value="-0.159420289855072" calcext:value-type="float">
            <text:p>-0.1594202899</text:p>
          </table:table-cell>
          <table:table-cell table:formula="of:=([.C54]-[.D54])^2" office:value-type="float" office:value="0.0081" calcext:value-type="float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C55]^2" office:value-type="float" office:value="0.04" calcext:value-type="float">
            <text:p>0.04</text:p>
          </table:table-cell>
          <table:table-cell table:formula="of:=[.C55]^3" office:value-type="float" office:value="0.008" calcext:value-type="float">
            <text:p>0.008</text:p>
          </table:table-cell>
          <table:table-cell table:formula="of:=[.C55]^4" office:value-type="float" office:value="0.0016" calcext:value-type="float">
            <text:p>0.0016</text:p>
          </table:table-cell>
          <table:table-cell table:formula="of:=([.L39]-[.$K$15])/([.$K$24]-[.$K$15])" office:value-type="float" office:value="-0.379310344827586" calcext:value-type="float">
            <text:p>-0.3793103448</text:p>
          </table:table-cell>
          <table:table-cell table:formula="of:=([.M39]-[.$L$15])/([.$L$24]-[.$L$15])" office:value-type="float" office:value="-0.159420289855072" calcext:value-type="float">
            <text:p>-0.1594202899</text:p>
          </table:table-cell>
          <table:table-cell table:formula="of:=([.C55]-[.D55])^2" office:value-type="float" office:value="0.0256" calcext:value-type="float">
            <text:p>0.0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C56]^2" office:value-type="float" office:value="0.09" calcext:value-type="float">
            <text:p>0.09</text:p>
          </table:table-cell>
          <table:table-cell table:formula="of:=[.C56]^3" office:value-type="float" office:value="0.027" calcext:value-type="float">
            <text:p>0.027</text:p>
          </table:table-cell>
          <table:table-cell table:formula="of:=[.C56]^4" office:value-type="float" office:value="0.00810000000000001" calcext:value-type="float">
            <text:p>0.0081</text:p>
          </table:table-cell>
          <table:table-cell table:formula="of:=([.L40]-[.$K$15])/([.$K$24]-[.$K$15])" office:value-type="float" office:value="-0.379310344827586" calcext:value-type="float">
            <text:p>-0.3793103448</text:p>
          </table:table-cell>
          <table:table-cell table:formula="of:=([.M40]-[.$L$15])/([.$L$24]-[.$L$15])" office:value-type="float" office:value="-0.159420289855072" calcext:value-type="float">
            <text:p>-0.1594202899</text:p>
          </table:table-cell>
          <table:table-cell table:formula="of:=([.C56]-[.D56])^2" office:value-type="float" office:value="0.0441" calcext:value-type="float">
            <text:p>0.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C57]^2" office:value-type="float" office:value="0.16" calcext:value-type="float">
            <text:p>0.16</text:p>
          </table:table-cell>
          <table:table-cell table:formula="of:=[.C57]^3" office:value-type="float" office:value="0.064" calcext:value-type="float">
            <text:p>0.064</text:p>
          </table:table-cell>
          <table:table-cell table:formula="of:=[.C57]^4" office:value-type="float" office:value="0.0256" calcext:value-type="float">
            <text:p>0.0256</text:p>
          </table:table-cell>
          <table:table-cell table:formula="of:=([.L41]-[.$K$15])/([.$K$24]-[.$K$15])" office:value-type="float" office:value="-0.379310344827586" calcext:value-type="float">
            <text:p>-0.3793103448</text:p>
          </table:table-cell>
          <table:table-cell table:formula="of:=([.M41]-[.$L$15])/([.$L$24]-[.$L$15])" office:value-type="float" office:value="-0.159420289855072" calcext:value-type="float">
            <text:p>-0.1594202899</text:p>
          </table:table-cell>
          <table:table-cell table:formula="of:=([.C57]-[.D57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C58]^2" office:value-type="float" office:value="0.25" calcext:value-type="float">
            <text:p>0.25</text:p>
          </table:table-cell>
          <table:table-cell table:formula="of:=[.C58]^3" office:value-type="float" office:value="0.125" calcext:value-type="float">
            <text:p>0.125</text:p>
          </table:table-cell>
          <table:table-cell table:formula="of:=[.C58]^4" office:value-type="float" office:value="0.0625" calcext:value-type="float">
            <text:p>0.0625</text:p>
          </table:table-cell>
          <table:table-cell table:formula="of:=([.L42]-[.$K$15])/([.$K$24]-[.$K$15])" office:value-type="float" office:value="-0.379310344827586" calcext:value-type="float">
            <text:p>-0.3793103448</text:p>
          </table:table-cell>
          <table:table-cell table:formula="of:=([.M42]-[.$L$15])/([.$L$24]-[.$L$15])" office:value-type="float" office:value="-0.159420289855072" calcext:value-type="float">
            <text:p>-0.1594202899</text:p>
          </table:table-cell>
          <table:table-cell table:formula="of:=([.C58]-[.D58])^2" office:value-type="float" office:value="0.0625" calcext:value-type="float">
            <text:p>0.0625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C59]^2" office:value-type="float" office:value="0.36" calcext:value-type="float">
            <text:p>0.36</text:p>
          </table:table-cell>
          <table:table-cell table:formula="of:=[.C59]^3" office:value-type="float" office:value="0.216" calcext:value-type="float">
            <text:p>0.216</text:p>
          </table:table-cell>
          <table:table-cell table:formula="of:=[.C59]^4" office:value-type="float" office:value="0.1296" calcext:value-type="float">
            <text:p>0.1296</text:p>
          </table:table-cell>
          <table:table-cell table:formula="of:=([.L43]-[.$K$15])/([.$K$24]-[.$K$15])" office:value-type="float" office:value="-0.379310344827586" calcext:value-type="float">
            <text:p>-0.3793103448</text:p>
          </table:table-cell>
          <table:table-cell table:formula="of:=([.M43]-[.$L$15])/([.$L$24]-[.$L$15])" office:value-type="float" office:value="-0.159420289855072" calcext:value-type="float">
            <text:p>-0.1594202899</text:p>
          </table:table-cell>
          <table:table-cell table:formula="of:=([.C59]-[.D59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C60]^2" office:value-type="float" office:value="0.49" calcext:value-type="float">
            <text:p>0.49</text:p>
          </table:table-cell>
          <table:table-cell table:formula="of:=[.C60]^3" office:value-type="float" office:value="0.343" calcext:value-type="float">
            <text:p>0.343</text:p>
          </table:table-cell>
          <table:table-cell table:formula="of:=[.C60]^4" office:value-type="float" office:value="0.2401" calcext:value-type="float">
            <text:p>0.2401</text:p>
          </table:table-cell>
          <table:table-cell table:formula="of:=([.L44]-[.$K$15])/([.$K$24]-[.$K$15])" office:value-type="float" office:value="-0.379310344827586" calcext:value-type="float">
            <text:p>-0.3793103448</text:p>
          </table:table-cell>
          <table:table-cell table:formula="of:=([.M44]-[.$L$15])/([.$L$24]-[.$L$15])" office:value-type="float" office:value="-0.159420289855072" calcext:value-type="float">
            <text:p>-0.1594202899</text:p>
          </table:table-cell>
          <table:table-cell table:formula="of:=([.C60]-[.D60])^2" office:value-type="float" office:value="0.0441" calcext:value-type="float">
            <text:p>0.044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61]^2" office:value-type="float" office:value="0.64" calcext:value-type="float">
            <text:p>0.64</text:p>
          </table:table-cell>
          <table:table-cell table:formula="of:=[.C61]^3" office:value-type="float" office:value="0.512" calcext:value-type="float">
            <text:p>0.512</text:p>
          </table:table-cell>
          <table:table-cell table:formula="of:=[.C61]^4" office:value-type="float" office:value="0.4096" calcext:value-type="float">
            <text:p>0.4096</text:p>
          </table:table-cell>
          <table:table-cell table:formula="of:=([.L45]-[.$K$15])/([.$K$24]-[.$K$15])" office:value-type="float" office:value="-0.379310344827586" calcext:value-type="float">
            <text:p>-0.3793103448</text:p>
          </table:table-cell>
          <table:table-cell table:formula="of:=([.M45]-[.$L$15])/([.$L$24]-[.$L$15])" office:value-type="float" office:value="-0.159420289855072" calcext:value-type="float">
            <text:p>-0.1594202899</text:p>
          </table:table-cell>
          <table:table-cell table:formula="of:=([.C61]-[.D61])^2" office:value-type="float" office:value="0.0256" calcext:value-type="float">
            <text:p>0.025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C62]^2" office:value-type="float" office:value="0.81" calcext:value-type="float">
            <text:p>0.81</text:p>
          </table:table-cell>
          <table:table-cell table:formula="of:=[.C62]^3" office:value-type="float" office:value="0.729" calcext:value-type="float">
            <text:p>0.729</text:p>
          </table:table-cell>
          <table:table-cell table:formula="of:=[.C62]^4" office:value-type="float" office:value="0.6561" calcext:value-type="float">
            <text:p>0.6561</text:p>
          </table:table-cell>
          <table:table-cell table:formula="of:=([.L46]-[.$K$15])/([.$K$24]-[.$K$15])" office:value-type="float" office:value="-0.379310344827586" calcext:value-type="float">
            <text:p>-0.3793103448</text:p>
          </table:table-cell>
          <table:table-cell table:formula="of:=([.M46]-[.$L$15])/([.$L$24]-[.$L$15])" office:value-type="float" office:value="-0.159420289855072" calcext:value-type="float">
            <text:p>-0.1594202899</text:p>
          </table:table-cell>
          <table:table-cell table:formula="of:=([.C62]-[.D62])^2" office:value-type="float" office:value="0.00809999999999999" calcext:value-type="float">
            <text:p>0.008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63]^2" office:value-type="float" office:value="1" calcext:value-type="float">
            <text:p>1</text:p>
          </table:table-cell>
          <table:table-cell table:formula="of:=[.C63]^3" office:value-type="float" office:value="1" calcext:value-type="float">
            <text:p>1</text:p>
          </table:table-cell>
          <table:table-cell table:formula="of:=[.C63]^4" office:value-type="float" office:value="1" calcext:value-type="float">
            <text:p>1</text:p>
          </table:table-cell>
          <table:table-cell table:formula="of:=([.L47]-[.$K$15])/([.$K$24]-[.$K$15])" office:value-type="float" office:value="-0.379310344827586" calcext:value-type="float">
            <text:p>-0.3793103448</text:p>
          </table:table-cell>
          <table:table-cell table:formula="of:=([.M47]-[.$L$15])/([.$L$24]-[.$L$15])" office:value-type="float" office:value="-0.159420289855072" calcext:value-type="float">
            <text:p>-0.1594202899</text:p>
          </table:table-cell>
          <table:table-cell table:formula="of:=([.C63]-[.D63])^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number-columns-repeated="7"/>
          <table:table-cell table:style-name="ce7"/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8" office:value-type="string" calcext:value-type="string">
            <text:p>0,5</text:p>
          </table:table-cell>
          <table:table-cell table:formula="of:=[.B66]+[.$C$65]" office:value-type="string" office:string-value="" calcext:value-type="error">
            <text:p>#VALUE!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7"/>
          <table:table-cell table:style-name="ce8" table:number-columns-repeated="2"/>
          <table:table-cell table:style-name="ce16"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formula="of:=[.B67]+[.$C$65]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10" calcext:value-type="float">
            <text:p>110</text:p>
          </table:table-cell>
          <table:table-cell table:style-name="ce7"/>
          <table:table-cell table:style-name="ce14" office:value-type="string" calcext:value-type="string">
            <text:p>110,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6" table:formula="of:=[.E67]-110" office:value-type="float" office:value="0" calcext:value-type="float">
            <text:p>0</text:p>
          </table:table-cell>
          <table:table-cell table:style-name="ce14" table:formula="of:=([.B67]-0.5)*(100)+110" office:value-type="float" office:value="110" calcext:value-type="float">
            <text:p>110</text:p>
          </table:table-cell>
          <table:table-cell table:style-name="ce14" table:formula="of:=([.B67]-0.5)*(300)+110" office:value-type="float" office:value="110" calcext:value-type="float">
            <text:p>110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55" calcext:value-type="float">
            <text:p>0.55</text:p>
          </table:table-cell>
          <table:table-cell table:formula="of:=[.B68]+[.$C$65]" office:value-type="float" office:value="0.05" calcext:value-type="float">
            <text:p>0.0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14" office:value-type="string" calcext:value-type="string">
            <text:p>115,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16" table:formula="of:=[.E68]-110" office:value-type="float" office:value="5" calcext:value-type="float">
            <text:p>5</text:p>
          </table:table-cell>
          <table:table-cell table:style-name="ce14" table:formula="of:=([.B68]-0.5)*(100)+110" office:value-type="float" office:value="115" calcext:value-type="float">
            <text:p>115</text:p>
          </table:table-cell>
          <table:table-cell table:style-name="ce14" table:formula="of:=([.B68]-0.5)*(300)+110" office:value-type="float" office:value="125" calcext:value-type="float">
            <text:p>125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6" calcext:value-type="float">
            <text:p>0.6</text:p>
          </table:table-cell>
          <table:table-cell table:formula="of:=[.B69]+[.$C$65]" office:value-type="float" office:value="0.1" calcext:value-type="float">
            <text:p>0.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 table:style-name="ce7"/>
          <table:table-cell table:style-name="ce14" office:value-type="string" calcext:value-type="string">
            <text:p>120,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16" table:formula="of:=[.E69]-110" office:value-type="float" office:value="10" calcext:value-type="float">
            <text:p>10</text:p>
          </table:table-cell>
          <table:table-cell table:style-name="ce14" table:formula="of:=([.B69]-0.5)*(100)+110" office:value-type="float" office:value="120" calcext:value-type="float">
            <text:p>120</text:p>
          </table:table-cell>
          <table:table-cell table:style-name="ce14" table:formula="of:=([.B69]-0.5)*(300)+110" office:value-type="float" office:value="140" calcext:value-type="float">
            <text:p>140</text:p>
          </table:table-cell>
          <table:table-cell table:number-columns-repeated="2"/>
          <table:table-cell table:style-name="ce16"/>
        </table:table-row>
        <table:table-row table:style-name="ro1">
          <table:table-cell/>
          <table:table-cell table:style-name="ce9" office:value-type="float" office:value="0.65" calcext:value-type="float">
            <text:p>0.65</text:p>
          </table:table-cell>
          <table:table-cell table:formula="of:=[.B70]+[.$C$65]" office:value-type="float" office:value="0.15" calcext:value-type="float">
            <text:p>0.1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55" calcext:value-type="float">
            <text:p>155</text:p>
          </table:table-cell>
          <table:table-cell table:style-name="ce7"/>
          <table:table-cell table:style-name="ce14" office:value-type="string" calcext:value-type="string">
            <text:p>125,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style-name="ce16" table:formula="of:=[.E70]-110" office:value-type="float" office:value="15" calcext:value-type="float">
            <text:p>15</text:p>
          </table:table-cell>
          <table:table-cell table:style-name="ce14" table:formula="of:=([.B70]-0.5)*(100)+110" office:value-type="float" office:value="125" calcext:value-type="float">
            <text:p>125</text:p>
          </table:table-cell>
          <table:table-cell table:style-name="ce14" table:formula="of:=([.B70]-0.5)*(300)+110" office:value-type="float" office:value="155" calcext:value-type="float">
            <text:p>155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" calcext:value-type="float">
            <text:p>0.7</text:p>
          </table:table-cell>
          <table:table-cell table:formula="of:=[.B71]+[.$C$65]" office:value-type="float" office:value="0.2" calcext:value-type="float">
            <text:p>0.2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14" office:value-type="string" calcext:value-type="string">
            <text:p>130,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style-name="ce16" table:formula="of:=[.E71]-110" office:value-type="float" office:value="20" calcext:value-type="float">
            <text:p>20</text:p>
          </table:table-cell>
          <table:table-cell table:style-name="ce14" table:formula="of:=([.B71]-0.5)*(100)+110" office:value-type="float" office:value="130" calcext:value-type="float">
            <text:p>130</text:p>
          </table:table-cell>
          <table:table-cell table:style-name="ce14" table:formula="of:=([.B71]-0.5)*(300)+110" office:value-type="float" office:value="170" calcext:value-type="float">
            <text:p>170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5" calcext:value-type="float">
            <text:p>0.75</text:p>
          </table:table-cell>
          <table:table-cell table:formula="of:=[.B72]+[.$C$65]" office:value-type="float" office:value="0.25" calcext:value-type="float">
            <text:p>0.2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14" office:value-type="string" calcext:value-type="string">
            <text:p>135,</text:p>
          </table:table-cell>
          <table:table-cell table:style-name="ce14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16" table:formula="of:=[.E72]-110" office:value-type="float" office:value="25" calcext:value-type="float">
            <text:p>25</text:p>
          </table:table-cell>
          <table:table-cell table:style-name="ce14" table:formula="of:=([.B72]-0.5)*(100)+110" office:value-type="float" office:value="135" calcext:value-type="float">
            <text:p>135</text:p>
          </table:table-cell>
          <table:table-cell table:style-name="ce14" table:formula="of:=([.B72]-0.5)*(300)+110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</text:p>
          </table:table-cell>
          <table:table-cell table:formula="of:=[.B73]+[.$C$65]" office:value-type="float" office:value="0.3" calcext:value-type="float">
            <text:p>0.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14" office:value-type="string" calcext:value-type="string">
            <text:p>140,</text:p>
          </table:table-cell>
          <table:table-cell table:style-name="ce14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16" table:formula="of:=[.E73]-110" office:value-type="float" office:value="30" calcext:value-type="float">
            <text:p>30</text:p>
          </table:table-cell>
          <table:table-cell table:style-name="ce14" table:formula="of:=([.B73]-0.5)*(100)+110" office:value-type="float" office:value="140" calcext:value-type="float">
            <text:p>140</text:p>
          </table:table-cell>
          <table:table-cell table:style-name="ce14" table:formula="of:=([.B73]-0.5)*(300)+1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5" calcext:value-type="float">
            <text:p>0.85</text:p>
          </table:table-cell>
          <table:table-cell table:formula="of:=[.B74]+[.$C$65]" office:value-type="float" office:value="0.35" calcext:value-type="float">
            <text:p>0.3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215" calcext:value-type="float">
            <text:p>215</text:p>
          </table:table-cell>
          <table:table-cell table:style-name="ce7"/>
          <table:table-cell table:style-name="ce14" office:value-type="string" calcext:value-type="string">
            <text:p>145,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style-name="ce16" table:formula="of:=[.E74]-110" office:value-type="float" office:value="45" calcext:value-type="float">
            <text:p>45</text:p>
          </table:table-cell>
          <table:table-cell table:style-name="ce14" table:formula="of:=([.B74]-0.5)*(100)+110" office:value-type="float" office:value="145" calcext:value-type="float">
            <text:p>145</text:p>
          </table:table-cell>
          <table:table-cell table:style-name="ce14" table:formula="of:=([.B74]-0.5)*(300)+110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formula="of:=[.B75]+[.$C$65]" office:value-type="float" office:value="0.4" calcext:value-type="float">
            <text:p>0.4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15" calcext:value-type="float">
            <text:p>415</text:p>
          </table:table-cell>
          <table:table-cell table:style-name="ce7"/>
          <table:table-cell table:style-name="ce15" office:value-type="string" calcext:value-type="string">
            <text:p>225,</text:p>
          </table:table-cell>
          <table:table-cell table:style-name="ce15" office:value-type="float" office:value="415" calcext:value-type="float">
            <text:p>415</text:p>
          </table:table-cell>
          <table:table-cell table:number-columns-repeated="2"/>
          <table:table-cell table:style-name="ce17" table:formula="of:=([.B74]-0.85)*([.$L$80])+[.$L$81]" office:value-type="float" office:value="145" calcext:value-type="float">
            <text:p>145</text:p>
          </table:table-cell>
          <table:table-cell table:style-name="ce17" table:formula="of:=([.B74]-0.85)*([.$M$80])+[.$M$8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5" calcext:value-type="float">
            <text:p>0.95</text:p>
          </table:table-cell>
          <table:table-cell table:formula="of:=[.B76]+[.$C$65]" office:value-type="float" office:value="0.45" calcext:value-type="float">
            <text:p>0.45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15" office:value-type="string" calcext:value-type="string">
            <text:p>305,</text:p>
          </table:table-cell>
          <table:table-cell table:style-name="ce15"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table:style-name="ce16" table:formula="of:=[.E75]-110" office:value-type="float" office:value="125" calcext:value-type="float">
            <text:p>125</text:p>
          </table:table-cell>
          <table:table-cell table:style-name="ce15" table:formula="of:=([.B75]-0.5)*([.$L$80])+[.$L$81]" office:value-type="float" office:value="345" calcext:value-type="float">
            <text:p>345</text:p>
          </table:table-cell>
          <table:table-cell table:style-name="ce15" table:formula="of:=([.B75]-0.85)*([.$M$80])+[.$M$81]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formula="of:=[.B77]+[.$C$65]" office:value-type="float" office:value="0.5" calcext:value-type="float">
            <text:p>0.5</text:p>
          </table:table-cell>
          <table:table-cell/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15" office:value-type="string" calcext:value-type="string">
            <text:p>385,</text:p>
          </table:table-cell>
          <table:table-cell table:style-name="ce15"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table:style-name="ce16" table:formula="of:=[.E76]-110" office:value-type="float" office:value="205" calcext:value-type="float">
            <text:p>205</text:p>
          </table:table-cell>
          <table:table-cell table:style-name="ce15" table:formula="of:=([.B76]-0.5)*([.$L$80])+[.$L$81]" office:value-type="float" office:value="370" calcext:value-type="float">
            <text:p>370</text:p>
          </table:table-cell>
          <table:table-cell table:style-name="ce15" table:formula="of:=([.B76]-0.85)*([.$M$80])+[.$M$81]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16" table:formula="of:=[.E77]-110" office:value-type="float" office:value="285" calcext:value-type="float">
            <text:p>285</text:p>
          </table:table-cell>
          <table:table-cell table:style-name="ce15" table:formula="of:=([.B77]-0.5)*([.$L$80])+[.$L$81]" office:value-type="float" office:value="395" calcext:value-type="float">
            <text:p>395</text:p>
          </table:table-cell>
          <table:table-cell table:style-name="ce15" table:formula="of:=([.B77]-0.85)*([.$M$80])+[.$M$81]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300+100" office:value-type="float" office:value="100" calcext:value-type="float">
            <text:p>100</text:p>
          </table:table-cell>
          <table:table-cell/>
          <table:table-cell table:formula="of:=(0.5 - [.B82]) * 400 +50" office:value-type="float" office:value="250" calcext:value-type="float">
            <text:p>250</text:p>
          </table:table-cell>
          <table:table-cell table:formula="of:=400 - ( 1- [.B82]) * 4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83]*300+100" office:value-type="float" office:value="130" calcext:value-type="float">
            <text:p>130</text:p>
          </table:table-cell>
          <table:table-cell/>
          <table:table-cell table:formula="of:=(0.5 - [.B83]) * 400 +50" office:value-type="float" office:value="210" calcext:value-type="float">
            <text:p>210</text:p>
          </table:table-cell>
          <table:table-cell table:formula="of:=400 - ( 1- [.B83]) * 400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84]*300+100" office:value-type="float" office:value="160" calcext:value-type="float">
            <text:p>160</text:p>
          </table:table-cell>
          <table:table-cell/>
          <table:table-cell table:formula="of:=(0.5 - [.B84]) * 400 +50" office:value-type="float" office:value="170" calcext:value-type="float">
            <text:p>170</text:p>
          </table:table-cell>
          <table:table-cell table:formula="of:=400 - ( 1- [.B84]) * 400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5]*300+100" office:value-type="float" office:value="190" calcext:value-type="float">
            <text:p>190</text:p>
          </table:table-cell>
          <table:table-cell/>
          <table:table-cell table:formula="of:=(0.5 - [.B85]) * 400 +50" office:value-type="float" office:value="130" calcext:value-type="float">
            <text:p>130</text:p>
          </table:table-cell>
          <table:table-cell table:formula="of:=400 - ( 1- [.B85]) * 400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86]*300+100" office:value-type="float" office:value="220" calcext:value-type="float">
            <text:p>220</text:p>
          </table:table-cell>
          <table:table-cell/>
          <table:table-cell table:formula="of:=(0.5 - [.B86]) * 400 +50" office:value-type="float" office:value="90" calcext:value-type="float">
            <text:p>90</text:p>
          </table:table-cell>
          <table:table-cell table:formula="of:=400 - ( 1- [.B86]) * 400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7]*300+100" office:value-type="float" office:value="250" calcext:value-type="float">
            <text:p>250</text:p>
          </table:table-cell>
          <table:table-cell/>
          <table:table-cell table:formula="of:=(0.5 - [.B87]) * 400 +50" office:value-type="float" office:value="50" calcext:value-type="float">
            <text:p>50</text:p>
          </table:table-cell>
          <table:table-cell table:formula="of:=400 - ( 1- [.B87]) * 400" office:value-type="float" office:value="200" calcext:value-type="float">
            <text:p>200</text:p>
          </table:table-cell>
          <table:table-cell table:number-columns-repeated="10"/>
        </table:table-row>
      </table:table>
      <table:table table:name="Shee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uty = command</text:p>
          </table:table-cell>
          <table:table-cell office:value-type="string" calcext:value-type="string">
            <text:p>Duty = - comman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2]" office:value-type="float" office:value="40" calcext:value-type="float">
            <text:p>40</text:p>
          </table:table-cell>
          <table:table-cell table:formula="of:=([.$C$28]+[.$C$27])-[.$A2]" office:value-type="float" office:value="114" calcext:value-type="float">
            <text:p>114</text:p>
          </table:table-cell>
          <table:table-cell table:formula="of:=([.$D$28]+[.$D$27])-[.$A2]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3]" office:value-type="float" office:value="45" calcext:value-type="float">
            <text:p>45</text:p>
          </table:table-cell>
          <table:table-cell table:formula="of:=([.$C$28]+[.$C$27])-[.$A3]" office:value-type="float" office:value="109" calcext:value-type="float">
            <text:p>109</text:p>
          </table:table-cell>
          <table:table-cell table:formula="of:=([.$D$28]+[.$D$27])-[.$A3]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4]" office:value-type="float" office:value="50" calcext:value-type="float">
            <text:p>50</text:p>
          </table:table-cell>
          <table:table-cell table:formula="of:=([.$C$28]+[.$C$27])-[.$A4]" office:value-type="float" office:value="104" calcext:value-type="float">
            <text:p>104</text:p>
          </table:table-cell>
          <table:table-cell table:formula="of:=([.$D$28]+[.$D$27])-[.$A4]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]" office:value-type="float" office:value="55" calcext:value-type="float">
            <text:p>55</text:p>
          </table:table-cell>
          <table:table-cell table:formula="of:=([.$C$28]+[.$C$27])-[.$A5]" office:value-type="float" office:value="99" calcext:value-type="float">
            <text:p>99</text:p>
          </table:table-cell>
          <table:table-cell table:formula="of:=([.$D$28]+[.$D$27])-[.$A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]" office:value-type="float" office:value="60" calcext:value-type="float">
            <text:p>60</text:p>
          </table:table-cell>
          <table:table-cell table:formula="of:=([.$C$28]+[.$C$27])-[.$A6]" office:value-type="float" office:value="94" calcext:value-type="float">
            <text:p>94</text:p>
          </table:table-cell>
          <table:table-cell table:formula="of:=([.$D$28]+[.$D$27])-[.$A6]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7]" office:value-type="float" office:value="65" calcext:value-type="float">
            <text:p>65</text:p>
          </table:table-cell>
          <table:table-cell table:formula="of:=([.$C$28]+[.$C$27])-[.$A7]" office:value-type="float" office:value="89" calcext:value-type="float">
            <text:p>89</text:p>
          </table:table-cell>
          <table:table-cell table:formula="of:=([.$D$28]+[.$D$27])-[.$A7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8]" office:value-type="float" office:value="70" calcext:value-type="float">
            <text:p>70</text:p>
          </table:table-cell>
          <table:table-cell table:formula="of:=([.$C$28]+[.$C$27])-[.$A8]" office:value-type="float" office:value="84" calcext:value-type="float">
            <text:p>84</text:p>
          </table:table-cell>
          <table:table-cell table:formula="of:=([.$D$28]+[.$D$27])-[.$A8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9]" office:value-type="float" office:value="71" calcext:value-type="float">
            <text:p>71</text:p>
          </table:table-cell>
          <table:table-cell table:formula="of:=([.$C$28]+[.$C$27])-[.$A9]" office:value-type="float" office:value="83" calcext:value-type="float">
            <text:p>83</text:p>
          </table:table-cell>
          <table:table-cell table:formula="of:=([.$D$28]+[.$D$27])-[.$A9]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10]" office:value-type="float" office:value="72" calcext:value-type="float">
            <text:p>72</text:p>
          </table:table-cell>
          <table:table-cell table:formula="of:=([.$C$28]+[.$C$27])-[.$A10]" office:value-type="float" office:value="82" calcext:value-type="float">
            <text:p>82</text:p>
          </table:table-cell>
          <table:table-cell table:formula="of:=([.$D$28]+[.$D$27])-[.$A10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11]" office:value-type="float" office:value="73" calcext:value-type="float">
            <text:p>73</text:p>
          </table:table-cell>
          <table:table-cell table:formula="of:=([.$C$28]+[.$C$27])-[.$A11]" office:value-type="float" office:value="81" calcext:value-type="float">
            <text:p>81</text:p>
          </table:table-cell>
          <table:table-cell table:formula="of:=([.$D$28]+[.$D$27])-[.$A11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12]" office:value-type="float" office:value="74" calcext:value-type="float">
            <text:p>74</text:p>
          </table:table-cell>
          <table:table-cell table:formula="of:=([.$C$28]+[.$C$27])-[.$A12]" office:value-type="float" office:value="80" calcext:value-type="float">
            <text:p>80</text:p>
          </table:table-cell>
          <table:table-cell table:formula="of:=([.$D$28]+[.$D$27])-[.$A12]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formula="of:=[.$A13]" office:value-type="float" office:value="75" calcext:value-type="float">
            <text:p>75</text:p>
          </table:table-cell>
          <table:table-cell table:formula="of:=([.$C$28]+[.$C$27])-[.$A13]" office:value-type="float" office:value="79" calcext:value-type="float">
            <text:p>79</text:p>
          </table:table-cell>
          <table:table-cell table:formula="of:=([.$D$28]+[.$D$27])-[.$A13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14]" office:value-type="float" office:value="76" calcext:value-type="float">
            <text:p>76</text:p>
          </table:table-cell>
          <table:table-cell table:formula="of:=([.$C$28]+[.$C$27])-[.$A14]" office:value-type="float" office:value="78" calcext:value-type="float">
            <text:p>78</text:p>
          </table:table-cell>
          <table:table-cell table:formula="of:=([.$D$28]+[.$D$27])-[.$A14]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formula="of:=[.$A15]" office:value-type="float" office:value="77" calcext:value-type="float">
            <text:p>77</text:p>
          </table:table-cell>
          <table:table-cell table:formula="of:=([.$C$28]+[.$C$27])-[.$A15]" office:value-type="float" office:value="77" calcext:value-type="float">
            <text:p>77</text:p>
          </table:table-cell>
          <table:table-cell table:formula="of:=([.$D$28]+[.$D$27])-[.$A15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16]" office:value-type="float" office:value="78" calcext:value-type="float">
            <text:p>78</text:p>
          </table:table-cell>
          <table:table-cell table:formula="of:=([.$C$28]+[.$C$27])-[.$A16]" office:value-type="float" office:value="76" calcext:value-type="float">
            <text:p>76</text:p>
          </table:table-cell>
          <table:table-cell table:formula="of:=([.$D$28]+[.$D$27])-[.$A16]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17]" office:value-type="float" office:value="79" calcext:value-type="float">
            <text:p>79</text:p>
          </table:table-cell>
          <table:table-cell table:formula="of:=([.$C$28]+[.$C$27])-[.$A17]" office:value-type="float" office:value="75" calcext:value-type="float">
            <text:p>75</text:p>
          </table:table-cell>
          <table:table-cell table:formula="of:=([.$D$28]+[.$D$27])-[.$A17]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18]" office:value-type="float" office:value="80" calcext:value-type="float">
            <text:p>80</text:p>
          </table:table-cell>
          <table:table-cell table:formula="of:=([.$C$28]+[.$C$27])-[.$A18]" office:value-type="float" office:value="74" calcext:value-type="float">
            <text:p>74</text:p>
          </table:table-cell>
          <table:table-cell table:formula="of:=([.$D$28]+[.$D$27])-[.$A18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19]" office:value-type="float" office:value="85" calcext:value-type="float">
            <text:p>85</text:p>
          </table:table-cell>
          <table:table-cell table:formula="of:=([.$C$28]+[.$C$27])-[.$A19]" office:value-type="float" office:value="69" calcext:value-type="float">
            <text:p>69</text:p>
          </table:table-cell>
          <table:table-cell table:formula="of:=([.$D$28]+[.$D$27])-[.$A19]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20]" office:value-type="float" office:value="90" calcext:value-type="float">
            <text:p>90</text:p>
          </table:table-cell>
          <table:table-cell table:formula="of:=([.$C$28]+[.$C$27])-[.$A20]" office:value-type="float" office:value="64" calcext:value-type="float">
            <text:p>64</text:p>
          </table:table-cell>
          <table:table-cell table:formula="of:=([.$D$28]+[.$D$27])-[.$A20]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21]" office:value-type="float" office:value="95" calcext:value-type="float">
            <text:p>95</text:p>
          </table:table-cell>
          <table:table-cell table:formula="of:=([.$C$28]+[.$C$27])-[.$A21]" office:value-type="float" office:value="59" calcext:value-type="float">
            <text:p>59</text:p>
          </table:table-cell>
          <table:table-cell table:formula="of:=([.$D$28]+[.$D$27])-[.$A21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22]" office:value-type="float" office:value="100" calcext:value-type="float">
            <text:p>100</text:p>
          </table:table-cell>
          <table:table-cell table:formula="of:=([.$C$28]+[.$C$27])-[.$A22]" office:value-type="float" office:value="54" calcext:value-type="float">
            <text:p>54</text:p>
          </table:table-cell>
          <table:table-cell table:formula="of:=([.$D$28]+[.$D$27])-[.$A22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23]" office:value-type="float" office:value="105" calcext:value-type="float">
            <text:p>105</text:p>
          </table:table-cell>
          <table:table-cell table:formula="of:=([.$C$28]+[.$C$27])-[.$A23]" office:value-type="float" office:value="49" calcext:value-type="float">
            <text:p>49</text:p>
          </table:table-cell>
          <table:table-cell table:formula="of:=([.$D$28]+[.$D$27])-[.$A23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24]" office:value-type="float" office:value="110" calcext:value-type="float">
            <text:p>110</text:p>
          </table:table-cell>
          <table:table-cell table:formula="of:=([.$C$28]+[.$C$27])-[.$A24]" office:value-type="float" office:value="44" calcext:value-type="float">
            <text:p>44</text:p>
          </table:table-cell>
          <table:table-cell table:formula="of:=([.$D$28]+[.$D$27])-[.$A24]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25]" office:value-type="float" office:value="115" calcext:value-type="float">
            <text:p>115</text:p>
          </table:table-cell>
          <table:table-cell table:formula="of:=([.$C$28]+[.$C$27])-[.$A25]" office:value-type="float" office:value="39" calcext:value-type="float">
            <text:p>39</text:p>
          </table:table-cell>
          <table:table-cell table:formula="of:=([.$D$28]+[.$D$27])-[.$A25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2"/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99" calcext:value-type="float">
            <text:p>99</text:p>
          </table:table-cell>
          <table:table-cell table:style-name="ce13" table:number-columns-repeated="1020"/>
        </table:table-row>
      </table:table>
      <table:table table:name="Sheet7" table:style-name="ta1">
        <table:table-column table:style-name="co8" table:number-columns-repeated="2" table:default-cell-style-name="ce19"/>
        <table:table-column table:style-name="co9" table:number-columns-repeated="18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4" table:default-cell-style-name="ce20"/>
        <table:table-column table:style-name="co1" table:number-columns-repeated="982" table:default-cell-style-name="ce19"/>
        <table:table-row table:style-name="ro1">
          <table:table-cell office:value-type="string" calcext:value-type="string">
            <text:p>V=7.5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office:value-type="float" office:value="-950" calcext:value-type="float">
            <text:p>-950</text:p>
          </table:table-cell>
          <table:table-cell office:value-type="float" office:value="-900" calcext:value-type="float">
            <text:p>-900</text:p>
          </table:table-cell>
          <table:table-cell office:value-type="float" office:value="-850" calcext:value-type="float">
            <text:p>-850</text:p>
          </table:table-cell>
          <table:table-cell office:value-type="float" office:value="-800" calcext:value-type="float">
            <text:p>-800</text:p>
          </table:table-cell>
          <table:table-cell office:value-type="float" office:value="-750" calcext:value-type="float">
            <text:p>-750</text:p>
          </table:table-cell>
          <table:table-cell office:value-type="float" office:value="-700" calcext:value-type="float">
            <text:p>-700</text:p>
          </table:table-cell>
          <table:table-cell office:value-type="float" office:value="-650" calcext:value-type="float">
            <text:p>-650</text:p>
          </table:table-cell>
          <table:table-cell office:value-type="float" office:value="-600" calcext:value-type="float">
            <text:p>-600</text:p>
          </table:table-cell>
          <table:table-cell office:value-type="float" office:value="-550" calcext:value-type="float">
            <text:p>-550</text:p>
          </table:table-cell>
          <table:table-cell office:value-type="float" office:value="-500" calcext:value-type="float">
            <text:p>-500</text:p>
          </table:table-cell>
          <table:table-cell office:value-type="float" office:value="-450" calcext:value-type="float">
            <text:p>-450</text:p>
          </table:table-cell>
          <table:table-cell office:value-type="float" office:value="-400" calcext:value-type="float">
            <text:p>-400</text:p>
          </table:table-cell>
          <table:table-cell office:value-type="float" office:value="-350" calcext:value-type="float">
            <text:p>-350</text:p>
          </table:table-cell>
          <table:table-cell office:value-type="float" office:value="-300" calcext:value-type="float">
            <text:p>-300</text:p>
          </table:table-cell>
          <table:table-cell office:value-type="float" office:value="-250" calcext:value-type="float">
            <text:p>-250</text:p>
          </table:table-cell>
          <table:table-cell office:value-type="float" office:value="-200" calcext:value-type="float">
            <text:p>-200</text:p>
          </table:table-cell>
          <table:table-cell office:value-type="float" office:value="-150" calcext:value-type="float">
            <text:p>-150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1">
          <table:table-cell table:style-name="ce20" office:value-type="float" office:value="-1000" calcext:value-type="float">
            <text:p>-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-950" calcext:value-type="float">
            <text:p>-950</text:p>
          </table:table-cell>
          <table:table-cell table:number-columns-repeated="1023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023"/>
        </table:table-row>
        <table:table-row table:style-name="ro1">
          <table:table-cell office:value-type="float" office:value="-850" calcext:value-type="float">
            <text:p>-850</text:p>
          </table:table-cell>
          <table:table-cell table:number-columns-repeated="24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982"/>
        </table:table-row>
        <table:table-row table:style-name="ro1">
          <table:table-cell table:style-name="ce20" office:value-type="float" office:value="-800" calcext:value-type="float">
            <text:p>-8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750" calcext:value-type="float">
            <text:p>-750</text:p>
          </table:table-cell>
          <table:table-cell table:number-columns-repeated="1023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023"/>
        </table:table-row>
        <table:table-row table:style-name="ro1">
          <table:table-cell office:value-type="float" office:value="-650" calcext:value-type="float">
            <text:p>-650</text:p>
          </table:table-cell>
          <table:table-cell table:number-columns-repeated="1023"/>
        </table:table-row>
        <table:table-row table:style-name="ro1">
          <table:table-cell table:style-name="ce20" office:value-type="float" office:value="-600" calcext:value-type="float">
            <text:p>-6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550" calcext:value-type="float">
            <text:p>-550</text:p>
          </table:table-cell>
          <table:table-cell table:number-columns-repeated="1023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.92" calcext:value-type="float">
            <text:p>3.92</text:p>
          </table:table-cell>
          <table:table-cell table:number-columns-repeated="9"/>
          <table:table-cell office:value-type="float" office:value="7.79" calcext:value-type="float">
            <text:p>7.79</text:p>
          </table:table-cell>
          <table:table-cell table:number-columns-repeated="982"/>
        </table:table-row>
        <table:table-row table:style-name="ro1">
          <table:table-cell office:value-type="float" office:value="-450" calcext:value-type="float">
            <text:p>-450</text:p>
          </table:table-cell>
          <table:table-cell table:number-columns-repeated="1023"/>
        </table:table-row>
        <table:table-row table:style-name="ro1">
          <table:table-cell table:style-name="ce20" office:value-type="float" office:value="-400" calcext:value-type="float">
            <text:p>-4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number-columns-repeated="1023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1023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23"/>
        </table:table-row>
        <table:table-row table:style-name="ro1">
          <table:table-cell table:style-name="ce20" office:value-type="float" office:value="-200" calcext:value-type="float">
            <text:p>-2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2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23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23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table:number-columns-repeated="24"/>
          <table:table-cell office:value-type="float" office:value="-1.56" calcext:value-type="float">
            <text:p>-1.56</text:p>
          </table:table-cell>
          <table:table-cell table:style-name="ce20" table:number-columns-repeated="3"/>
          <table:table-cell office:value-type="float" office:value="0.03" calcext:value-type="float">
            <text:p>0.03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 office:value-type="float" office:value="-3.11" calcext:value-type="float">
            <text:p>-3.11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3.89" calcext:value-type="float">
            <text:p>-3.89</text:p>
          </table:table-cell>
          <table:table-cell table:number-columns-repeated="9"/>
          <table:table-cell office:value-type="float" office:value="0.03" calcext:value-type="float">
            <text:p>0.03</text:p>
          </table:table-cell>
          <table:table-cell table:number-columns-repeated="98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/>
          <table:table-cell table:style-name="ce20" office:value-type="float" office:value="-3.92" calcext:value-type="float">
            <text:p>-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-7.75" calcext:value-type="float">
            <text:p>-7.75</text:p>
          </table:table-cell>
          <table:table-cell table:style-name="ce20" table:number-columns-repeated="98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5" table:default-cell-style-name="Default"/>
        <table:table-column table:style-name="co16" table:default-cell-style-name="ce1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1" table:number-columns-repeated="999" table:default-cell-style-name="Default"/>
        <table:table-row table:style-name="ro1">
          <table:table-cell table:style-name="ce19" office:value-type="string" calcext:value-type="string">
            <text:p>V=7.5</text:p>
          </table:table-cell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1"/>
          <table:table-cell table:style-name="ce19" office:value-type="string" calcext:value-type="string">
            <text:p>P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21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21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21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21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21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21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1000" calcext:value-type="float">
            <text:p>1000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style-name="ce21" office:value-type="string" calcext:value-type="string">
            <text:p>M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3" office:value-type="float" office:value="-7.01" calcext:value-type="float">
            <text:p>-7.01</text:p>
          </table:table-cell>
          <table:table-cell table:style-name="ce21"/>
          <table:table-cell table:style-name="ce21" office:value-type="float" office:value="-7.75" calcext:value-type="float">
            <text:p>-7.75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900" calcext:value-type="float">
            <text:p>9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1" office:value-type="float" office:value="-6.99" calcext:value-type="float">
            <text:p>-6.99</text:p>
          </table:table-cell>
          <table:table-cell table:style-name="ce21"/>
          <table:table-cell table:style-name="ce21" office:value-type="float" office:value="-6.17" calcext:value-type="float">
            <text:p>-6.1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800" calcext:value-type="float">
            <text:p>8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1" office:value-type="float" office:value="-6.21" calcext:value-type="float">
            <text:p>-6.21</text:p>
          </table:table-cell>
          <table:table-cell table:style-name="ce21"/>
          <table:table-cell table:style-name="ce21" office:value-type="float" office:value="-5.39" calcext:value-type="float">
            <text:p>-5.39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700" calcext:value-type="float">
            <text:p>7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7" calcext:value-type="float">
            <text:p>-4.7</text:p>
          </table:table-cell>
          <table:table-cell table:style-name="ce21"/>
          <table:table-cell table:style-name="ce21" office:value-type="float" office:value="-5.44" calcext:value-type="float">
            <text:p>-5.44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600" calcext:value-type="float">
            <text:p>6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1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66" calcext:value-type="float">
            <text:p>-4.66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3.89" calcext:value-type="float">
            <text:p>-3.89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1" calcext:value-type="float">
            <text:p>-1.51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400" calcext:value-type="float">
            <text:p>4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9" calcext:value-type="float">
            <text:p>-1.59</text:p>
          </table:table-cell>
          <table:table-cell table:style-name="ce21"/>
          <table:table-cell table:style-name="ce21" office:value-type="float" office:value="-2.37" calcext:value-type="float">
            <text:p>-2.37</text:p>
          </table:table-cell>
          <table:table-cell table:style-name="ce21"/>
          <table:table-cell table:style-name="ce21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4" calcext:value-type="float">
            <text:p>0.04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2.34" calcext:value-type="float">
            <text:p>-2.34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200" calcext:value-type="float">
            <text:p>2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0.74" calcext:value-type="float">
            <text:p>-0.74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1" calcext:value-type="float">
            <text:p>3.91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79" calcext:value-type="float">
            <text:p>-0.79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3" calcext:value-type="float">
            <text:p>3.13</text:p>
          </table:table-cell>
          <table:table-cell table:style-name="ce21"/>
          <table:table-cell table:style-name="ce21" office:value-type="float" office:value="3.9" calcext:value-type="float">
            <text:p>3.9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/>
          <table:table-cell table:style-name="ce21" office:value-type="float" office:value="5.45" calcext:value-type="float">
            <text:p>5.45</text:p>
          </table:table-cell>
          <table:table-cell table:style-name="ce21"/>
          <table:table-cell table:style-name="ce21" office:value-type="float" office:value="6.23" calcext:value-type="float">
            <text:p>6.2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2" calcext:value-type="float">
            <text:p>3.92</text:p>
          </table:table-cell>
          <table:table-cell table:style-name="ce21"/>
          <table:table-cell table:style-name="ce21" office:value-type="float" office:value="4.69" calcext:value-type="float">
            <text:p>4.69</text:p>
          </table:table-cell>
          <table:table-cell table:style-name="ce21"/>
          <table:table-cell table:style-name="ce21" office:value-type="float" office:value="5.47" calcext:value-type="float">
            <text:p>5.47</text:p>
          </table:table-cell>
          <table:table-cell table:style-name="ce21"/>
          <table:table-cell table:style-name="ce21" office:value-type="float" office:value="6.24" calcext:value-type="float">
            <text:p>6.24</text:p>
          </table:table-cell>
          <table:table-cell table:style-name="ce21"/>
          <table:table-cell table:style-name="ce21" office:value-type="float" office:value="7.01" calcext:value-type="float">
            <text:p>7.01</text:p>
          </table:table-cell>
          <table:table-cell table:style-name="ce21"/>
          <table:table-cell table:style-name="ce21" office:value-type="float" office:value="7.79" calcext:value-type="float">
            <text:p>7.7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string" calcext:value-type="string">
            <text:p>Speed = 350</text:p>
          </table:table-cell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table:style-name="ce9" table:number-columns-repeated="3"/>
          <table:table-cell table:style-name="ce3" table:number-columns-repeated="20"/>
          <table:table-cell table:number-columns-repeated="2"/>
          <table:table-cell office:value-type="string" calcext:value-type="string">
            <text:p><text:s text:c="2"/>Key – 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n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40" calcext:value-type="float">
            <text:p>40</text:p>
          </table:table-cell>
          <table:table-cell table:formula="of:=[.AA28]-40" office:value-type="float" office:value="0" calcext:value-type="float">
            <text:p>0</text:p>
          </table:table-cell>
          <table:table-cell table:style-name="ce26" table:formula="of:=([.AA28]-40)/([.$AA$51]-[.$AA$28])" office:value-type="float" office:value="0" calcext:value-type="float">
            <text:p>0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8]*[.$AD$26]" office:value-type="float" office:value="0" calcext:value-type="float">
            <text:p>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8]*[.$AF$26]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45" calcext:value-type="float">
            <text:p>45</text:p>
          </table:table-cell>
          <table:table-cell table:formula="of:=[.AA29]-40" office:value-type="float" office:value="5" calcext:value-type="float">
            <text:p>5</text:p>
          </table:table-cell>
          <table:table-cell table:style-name="ce26" table:formula="of:=([.AA29]-40)/([.$AA$51]-[.$AA$28])" office:value-type="float" office:value="0.0666666666666667" calcext:value-type="float">
            <text:p>0.0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9]*[.$AD$26]" office:value-type="float" office:value="66.6666666666667" calcext:value-type="float">
            <text:p>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9]*[.$AF$26]" office:value-type="float" office:value="40" calcext:value-type="float">
            <text:p>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50" calcext:value-type="float">
            <text:p>-3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50" calcext:value-type="float">
            <text:p>50</text:p>
          </table:table-cell>
          <table:table-cell table:formula="of:=[.AA30]-40" office:value-type="float" office:value="10" calcext:value-type="float">
            <text:p>10</text:p>
          </table:table-cell>
          <table:table-cell table:style-name="ce26" table:formula="of:=([.AA30]-40)/([.$AA$51]-[.$AA$28])" office:value-type="float" office:value="0.133333333333333" calcext:value-type="float">
            <text:p>0.1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0]*[.$AD$26]" office:value-type="float" office:value="133.333333333333" calcext:value-type="float">
            <text:p>1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0]*[.$AF$26]" office:value-type="float" office:value="80" calcext:value-type="float">
            <text:p>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00" calcext:value-type="float">
            <text:p>-4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A31]-40" office:value-type="float" office:value="15" calcext:value-type="float">
            <text:p>15</text:p>
          </table:table-cell>
          <table:table-cell table:style-name="ce26" table:formula="of:=([.AA31]-40)/([.$AA$51]-[.$AA$28])" office:value-type="float" office:value="0.2" calcext:value-type="float">
            <text:p>0.2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1]*[.$AD$26]" office:value-type="float" office:value="200" calcext:value-type="float">
            <text:p>2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1]*[.$AF$26]" office:value-type="float" office:value="120" calcext:value-type="float">
            <text:p>12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50" calcext:value-type="float">
            <text:p>-4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60" calcext:value-type="float">
            <text:p>60</text:p>
          </table:table-cell>
          <table:table-cell table:formula="of:=[.AA32]-40" office:value-type="float" office:value="20" calcext:value-type="float">
            <text:p>20</text:p>
          </table:table-cell>
          <table:table-cell table:style-name="ce26" table:formula="of:=([.AA32]-40)/([.$AA$51]-[.$AA$28])" office:value-type="float" office:value="0.266666666666667" calcext:value-type="float">
            <text:p>0.2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2]*[.$AD$26]" office:value-type="float" office:value="266.666666666667" calcext:value-type="float">
            <text:p>2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2]*[.$AF$26]" office:value-type="float" office:value="160" calcext:value-type="float">
            <text:p>16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7"/>
          <table:table-cell table:style-name="ce3" office:value-type="float" office:value="3.92" calcext:value-type="float">
            <text:p>3.92</text:p>
          </table:table-cell>
          <table:table-cell table:style-name="ce3" table:number-columns-repeated="9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A33]-40" office:value-type="float" office:value="25" calcext:value-type="float">
            <text:p>25</text:p>
          </table:table-cell>
          <table:table-cell table:style-name="ce26" table:formula="of:=([.AA33]-40)/([.$AA$51]-[.$AA$28])" office:value-type="float" office:value="0.333333333333333" calcext:value-type="float">
            <text:p>0.3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3]*[.$AD$26]" office:value-type="float" office:value="333.333333333333" calcext:value-type="float">
            <text:p>3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3]*[.$AF$26]" office:value-type="float" office:value="200" calcext:value-type="float">
            <text:p>20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50" calcext:value-type="float">
            <text:p>-5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0" calcext:value-type="float">
            <text:p>70</text:p>
          </table:table-cell>
          <table:table-cell table:formula="of:=[.AA34]-40" office:value-type="float" office:value="30" calcext:value-type="float">
            <text:p>30</text:p>
          </table:table-cell>
          <table:table-cell table:style-name="ce26" table:formula="of:=([.AA34]-40)/([.$AA$51]-[.$AA$28])" office:value-type="float" office:value="0.4" calcext:value-type="float">
            <text:p>0.4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4]*[.$AD$26]" office:value-type="float" office:value="400" calcext:value-type="float">
            <text:p>4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4]*[.$AF$26]" office:value-type="float" office:value="240" calcext:value-type="float">
            <text:p>2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00" calcext:value-type="float">
            <text:p>-6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A35]-40" office:value-type="float" office:value="31" calcext:value-type="float">
            <text:p>31</text:p>
          </table:table-cell>
          <table:table-cell table:style-name="ce26" table:formula="of:=([.AA35]-40)/([.$AA$51]-[.$AA$28])" office:value-type="float" office:value="0.413333333333333" calcext:value-type="float">
            <text:p>0.41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5]*[.$AD$26]" office:value-type="float" office:value="413.333333333333" calcext:value-type="float">
            <text:p>41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5]*[.$AF$26]" office:value-type="float" office:value="248" calcext:value-type="float">
            <text:p>24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50" calcext:value-type="float">
            <text:p>-6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2" calcext:value-type="float">
            <text:p>72</text:p>
          </table:table-cell>
          <table:table-cell table:formula="of:=[.AA36]-40" office:value-type="float" office:value="32" calcext:value-type="float">
            <text:p>32</text:p>
          </table:table-cell>
          <table:table-cell table:style-name="ce26" table:formula="of:=([.AA36]-40)/([.$AA$51]-[.$AA$28])" office:value-type="float" office:value="0.426666666666667" calcext:value-type="float">
            <text:p>0.42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6]*[.$AD$26]" office:value-type="float" office:value="426.666666666667" calcext:value-type="float">
            <text:p>42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6]*[.$AF$26]" office:value-type="float" office:value="256" calcext:value-type="float">
            <text:p>25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00" calcext:value-type="float">
            <text:p>-7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73" calcext:value-type="float">
            <text:p>73</text:p>
          </table:table-cell>
          <table:table-cell table:formula="of:=[.AA37]-40" office:value-type="float" office:value="33" calcext:value-type="float">
            <text:p>33</text:p>
          </table:table-cell>
          <table:table-cell table:style-name="ce26" table:formula="of:=([.AA37]-40)/([.$AA$51]-[.$AA$28])" office:value-type="float" office:value="0.44" calcext:value-type="float">
            <text:p>0.44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7]*[.$AD$26]" office:value-type="float" office:value="440" calcext:value-type="float">
            <text:p>44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7]*[.$AF$26]" office:value-type="float" office:value="264" calcext:value-type="float">
            <text:p>264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50" calcext:value-type="float">
            <text:p>-7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4" calcext:value-type="float">
            <text:p>74</text:p>
          </table:table-cell>
          <table:table-cell table:formula="of:=[.AA38]-40" office:value-type="float" office:value="34" calcext:value-type="float">
            <text:p>34</text:p>
          </table:table-cell>
          <table:table-cell table:style-name="ce26" table:formula="of:=([.AA38]-40)/([.$AA$51]-[.$AA$28])" office:value-type="float" office:value="0.453333333333333" calcext:value-type="float">
            <text:p>0.45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8]*[.$AD$26]" office:value-type="float" office:value="453.333333333333" calcext:value-type="float">
            <text:p>45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8]*[.$AF$26]" office:value-type="float" office:value="272" calcext:value-type="float">
            <text:p>272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00" calcext:value-type="float">
            <text:p>-8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A39]-40" office:value-type="float" office:value="35" calcext:value-type="float">
            <text:p>35</text:p>
          </table:table-cell>
          <table:table-cell table:style-name="ce26" table:formula="of:=([.AA39]-40)/([.$AA$51]-[.$AA$28])" office:value-type="float" office:value="0.466666666666667" calcext:value-type="float">
            <text:p>0.4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9]*[.$AD$26]" office:value-type="float" office:value="466.666666666667" calcext:value-type="float">
            <text:p>4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9]*[.$AF$26]" office:value-type="float" office:value="280" calcext:value-type="float">
            <text:p>2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50" calcext:value-type="float">
            <text:p>-8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6" calcext:value-type="float">
            <text:p>76</text:p>
          </table:table-cell>
          <table:table-cell table:formula="of:=[.AA40]-40" office:value-type="float" office:value="36" calcext:value-type="float">
            <text:p>36</text:p>
          </table:table-cell>
          <table:table-cell table:style-name="ce26" table:formula="of:=([.AA40]-40)/([.$AA$51]-[.$AA$28])" office:value-type="float" office:value="0.48" calcext:value-type="float">
            <text:p>0.48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0]*[.$AD$26]" office:value-type="float" office:value="480" calcext:value-type="float">
            <text:p>48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0]*[.$AF$26]" office:value-type="float" office:value="288" calcext:value-type="float">
            <text:p>28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00" calcext:value-type="float">
            <text:p>-9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table:style-name="ce25" office:value-type="float" office:value="77" calcext:value-type="float">
            <text:p>77</text:p>
          </table:table-cell>
          <table:table-cell table:style-name="ce25" table:formula="of:=[.AA41]-40" office:value-type="float" office:value="37" calcext:value-type="float">
            <text:p>37</text:p>
          </table:table-cell>
          <table:table-cell table:style-name="ce27" table:formula="of:=([.AA41]-40)/([.$AA$51]-[.$AA$28])" office:value-type="float" office:value="0.493333333333333" calcext:value-type="float">
            <text:p>0.49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1]*[.$AD$26]" office:value-type="float" office:value="493.333333333333" calcext:value-type="float">
            <text:p>493.3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1]*[.$AF$26]" office:value-type="float" office:value="296" calcext:value-type="float">
            <text:p>29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50" calcext:value-type="float">
            <text:p>-950</text:p>
          </table:table-cell>
          <table:table-cell table:style-name="ce9" table:number-columns-repeated="3"/>
          <table:table-cell table:style-name="ce3" table:number-columns-repeated="20"/>
          <table:table-cell/>
          <table:table-cell table:style-name="ce25" office:value-type="float" office:value="78" calcext:value-type="float">
            <text:p>78</text:p>
          </table:table-cell>
          <table:table-cell table:style-name="ce25" table:formula="of:=[.AA42]-40" office:value-type="float" office:value="38" calcext:value-type="float">
            <text:p>38</text:p>
          </table:table-cell>
          <table:table-cell table:style-name="ce27" table:formula="of:=([.AA42]-40)/([.$AA$51]-[.$AA$28])" office:value-type="float" office:value="0.506666666666667" calcext:value-type="float">
            <text:p>0.5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2]*[.$AD$26]" office:value-type="float" office:value="506.666666666667" calcext:value-type="float">
            <text:p>506.7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2]*[.$AF$26]" office:value-type="float" office:value="304" calcext:value-type="float">
            <text:p>304.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/>
          <table:table-cell table:style-name="ce3" office:value-type="float" office:value="3.92" calcext:value-type="float">
            <text:p>3.92</text:p>
          </table:table-cell>
          <table:table-cell table:style-name="ce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A43]-40" office:value-type="float" office:value="39" calcext:value-type="float">
            <text:p>39</text:p>
          </table:table-cell>
          <table:table-cell table:style-name="ce26" table:formula="of:=([.AA43]-40)/([.$AA$51]-[.$AA$28])" office:value-type="float" office:value="0.52" calcext:value-type="float">
            <text:p>0.52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3]*[.$AD$26]" office:value-type="float" office:value="520" calcext:value-type="float">
            <text:p>52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3]*[.$AF$26]" office:value-type="float" office:value="312" calcext:value-type="float">
            <text:p>312.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formula="of:=[.AA44]-40" office:value-type="float" office:value="40" calcext:value-type="float">
            <text:p>40</text:p>
          </table:table-cell>
          <table:table-cell table:style-name="ce26" table:formula="of:=([.AA44]-40)/([.$AA$51]-[.$AA$28])" office:value-type="float" office:value="0.533333333333333" calcext:value-type="float">
            <text:p>0.5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4]*[.$AD$26]" office:value-type="float" office:value="533.333333333333" calcext:value-type="float">
            <text:p>5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4]*[.$AF$26]" office:value-type="float" office:value="320" calcext:value-type="float">
            <text:p>3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85" calcext:value-type="float">
            <text:p>85</text:p>
          </table:table-cell>
          <table:table-cell table:formula="of:=[.AA45]-40" office:value-type="float" office:value="45" calcext:value-type="float">
            <text:p>45</text:p>
          </table:table-cell>
          <table:table-cell table:style-name="ce26" table:formula="of:=([.AA45]-40)/([.$AA$51]-[.$AA$28])" office:value-type="float" office:value="0.6" calcext:value-type="float">
            <text:p>0.6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5]*[.$AD$26]" office:value-type="float" office:value="600" calcext:value-type="float">
            <text:p>6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5]*[.$AF$26]" office:value-type="float" office:value="360" calcext:value-type="float">
            <text:p>3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0" calcext:value-type="float">
            <text:p>90</text:p>
          </table:table-cell>
          <table:table-cell table:formula="of:=[.AA46]-40" office:value-type="float" office:value="50" calcext:value-type="float">
            <text:p>50</text:p>
          </table:table-cell>
          <table:table-cell table:style-name="ce26" table:formula="of:=([.AA46]-40)/([.$AA$51]-[.$AA$28])" office:value-type="float" office:value="0.666666666666667" calcext:value-type="float">
            <text:p>0.6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6]*[.$AD$26]" office:value-type="float" office:value="666.666666666667" calcext:value-type="float">
            <text:p>6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6]*[.$AF$26]" office:value-type="float" office:value="400" calcext:value-type="float">
            <text:p>40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5" calcext:value-type="float">
            <text:p>95</text:p>
          </table:table-cell>
          <table:table-cell table:formula="of:=[.AA47]-40" office:value-type="float" office:value="55" calcext:value-type="float">
            <text:p>55</text:p>
          </table:table-cell>
          <table:table-cell table:style-name="ce26" table:formula="of:=([.AA47]-40)/([.$AA$51]-[.$AA$28])" office:value-type="float" office:value="0.733333333333333" calcext:value-type="float">
            <text:p>0.7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7]*[.$AD$26]" office:value-type="float" office:value="733.333333333333" calcext:value-type="float">
            <text:p>7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7]*[.$AF$26]" office:value-type="float" office:value="440" calcext:value-type="float">
            <text:p>44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0" calcext:value-type="float">
            <text:p>100</text:p>
          </table:table-cell>
          <table:table-cell table:formula="of:=[.AA48]-40" office:value-type="float" office:value="60" calcext:value-type="float">
            <text:p>60</text:p>
          </table:table-cell>
          <table:table-cell table:style-name="ce26" table:formula="of:=([.AA48]-40)/([.$AA$51]-[.$AA$28])" office:value-type="float" office:value="0.8" calcext:value-type="float">
            <text:p>0.8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8]*[.$AD$26]"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8]*[.$AF$26]" office:value-type="float" office:value="480" calcext:value-type="float">
            <text:p>48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5" calcext:value-type="float">
            <text:p>105</text:p>
          </table:table-cell>
          <table:table-cell table:formula="of:=[.AA49]-40" office:value-type="float" office:value="65" calcext:value-type="float">
            <text:p>65</text:p>
          </table:table-cell>
          <table:table-cell table:style-name="ce26" table:formula="of:=([.AA49]-40)/([.$AA$51]-[.$AA$28])" office:value-type="float" office:value="0.866666666666667" calcext:value-type="float">
            <text:p>0.8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9]*[.$AD$26]" office:value-type="float" office:value="866.666666666667" calcext:value-type="float">
            <text:p>8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9]*[.$AF$26]" office:value-type="float" office:value="520" calcext:value-type="float">
            <text:p>5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0" calcext:value-type="float">
            <text:p>110</text:p>
          </table:table-cell>
          <table:table-cell table:formula="of:=[.AA50]-40" office:value-type="float" office:value="70" calcext:value-type="float">
            <text:p>70</text:p>
          </table:table-cell>
          <table:table-cell table:style-name="ce26" table:formula="of:=([.AA50]-40)/([.$AA$51]-[.$AA$28])" office:value-type="float" office:value="0.933333333333333" calcext:value-type="float">
            <text:p>0.9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0]*[.$AD$26]" office:value-type="float" office:value="933.333333333333" calcext:value-type="float">
            <text:p>9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0]*[.$AF$26]" office:value-type="float" office:value="560" calcext:value-type="float">
            <text:p>5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5" calcext:value-type="float">
            <text:p>115</text:p>
          </table:table-cell>
          <table:table-cell table:formula="of:=[.AA51]-40" office:value-type="float" office:value="75" calcext:value-type="float">
            <text:p>75</text:p>
          </table:table-cell>
          <table:table-cell table:style-name="ce26" table:formula="of:=([.AA51]-40)/([.$AA$51]-[.$AA$28])" office:value-type="float" office:value="1" calcext:value-type="float">
            <text:p>1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1]*[.$AD$26]" office:value-type="float" office:value="1000" calcext:value-type="float">
            <text:p>10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1]*[.$AF$26]" office:value-type="float" office:value="600" calcext:value-type="float">
            <text:p>600.0</text:p>
          </table:table-cell>
          <table:table-cell table:number-columns-repeated="991"/>
        </table:table-row>
        <table:table-row table:style-name="ro1">
          <table:table-cell table:number-columns-repeated="28"/>
          <table:table-cell table:style-name="ce26"/>
          <table:table-cell/>
          <table:table-cell table:style-name="ce1"/>
          <table:table-cell/>
          <table:table-cell table:style-name="ce1"/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ey: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new math</text:p>
          </table:table-cell>
          <table:table-cell/>
          <table:table-cell table:style-name="ce20" office:value-type="string" calcext:value-type="string">
            <text:p>key</text:p>
          </table:table-cell>
          <table:table-cell table:style-name="ce20" office:value-type="float" office:value="100" calcext:value-type="float">
            <text:p>100</text:p>
          </table:table-cell>
          <table:table-cell table:style-name="ce28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5]*[.$AC$54]*2" office:value-type="float" office:value="0" calcext:value-type="float">
            <text:p>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6]*[.$AC$54]*2" office:value-type="float" office:value="100" calcext:value-type="float">
            <text:p>1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7]*[.$AC$54]*2" office:value-type="float" office:value="200" calcext:value-type="float">
            <text:p>2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8]*[.$AC$54]*2" office:value-type="float" office:value="300" calcext:value-type="float">
            <text:p>3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9]*[.$AC$54]*2" office:value-type="float" office:value="400" calcext:value-type="float">
            <text:p>4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0]*[.$AC$54]*2" office:value-type="float" office:value="500" calcext:value-type="float">
            <text:p>5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60" calcext:value-type="float">
            <text:p>6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1]*[.$AC$54]*2" office:value-type="float" office:value="600" calcext:value-type="float">
            <text:p>6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2]*[.$AC$54]*2" office:value-type="float" office:value="700" calcext:value-type="float">
            <text:p>7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80" calcext:value-type="float">
            <text:p>8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3]*[.$AC$54]*2" office:value-type="float" office:value="800" calcext:value-type="float">
            <text:p>8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90" calcext:value-type="float">
            <text:p>9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4]*[.$AC$54]*2" office:value-type="float" office:value="900" calcext:value-type="float">
            <text:p>9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5]*[.$AC$54]*2" office:value-type="float" office:value="1000" calcext:value-type="float">
            <text:p>1000</text:p>
          </table:table-cell>
          <table:table-cell table:style-name="ce20"/>
          <table:table-cell table:number-columns-repeated="99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ation" table:style-name="ta1">
        <table:table-column table:style-name="co1" table:number-columns-repeated="2" table:default-cell-style-name="Default"/>
        <table:table-column table:style-name="co1" table:default-cell-style-name="ce31"/>
        <table:table-column table:style-name="co1" table:number-columns-repeated="2" table:default-cell-style-name="Default"/>
        <table:table-column table:style-name="co22" table:default-cell-style-name="ce31"/>
        <table:table-column table:style-name="co1" table:number-columns-repeated="2" table:default-cell-style-name="Default"/>
        <table:table-column table:style-name="co1" table:default-cell-style-name="ce31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office:value-type="string" calcext:value-type="string">
            <text:p>min</text:p>
          </table:table-cell>
          <table:table-cell table:style-name="ce20" office:value-type="float" office:value="-0.99" calcext:value-type="float">
            <text:p>-0.99</text:p>
          </table:table-cell>
          <table:table-cell/>
          <table:table-cell office:value-type="string" calcext:value-type="string">
            <text:p>factor_min</text:p>
          </table:table-cell>
          <table:table-cell table:style-name="ce1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office:value-type="string" calcext:value-type="string">
            <text:p>max</text:p>
          </table:table-cell>
          <table:table-cell table:style-name="ce20" office:value-type="float" office:value="0.99" calcext:value-type="float">
            <text:p>0.99</text:p>
          </table:table-cell>
          <table:table-cell/>
          <table:table-cell office:value-type="string" calcext:value-type="string">
            <text:p>factor_max</text:p>
          </table:table-cell>
          <table:table-cell table:style-name="ce36" office:value-type="float" office:value="100" calcext:value-type="float">
            <text:p>100.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30" table:formula="of:=([.$B5]-[.$C$2])/([.$C$3]-[.$C$2])" office:value-type="float" office:value="0" calcext:value-type="float">
            <text:p>0.00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34" table:formula="of:=([.$E5]-[.$F$2])/([.$F$3]-[.$F$2])" office:value-type="float" office:value="-0.00505050505050506" calcext:value-type="float">
            <text:p>-0.01</text:p>
          </table:table-cell>
          <table:table-cell table:number-columns-repeated="2"/>
          <table:table-cell table:style-name="ce34" table:formula="of:=[.F5]*[.$I$3]" office:value-type="float" office:value="-0.505050505050505" calcext:value-type="float">
            <text:p>-0.5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$B6]-[.$C$2])/([.$C$3]-[.$C$2])" office:value-type="float" office:value="0.0666666666666667" calcext:value-type="float">
            <text:p>0.07</text:p>
          </table:table-cell>
          <table:table-cell/>
          <table:table-cell table:style-name="ce20" office:value-type="float" office:value="-0.99" calcext:value-type="float">
            <text:p>-0.99</text:p>
          </table:table-cell>
          <table:table-cell table:style-name="ce35" table:formula="of:=([.$E6]-[.$F$2])/([.$F$3]-[.$F$2])" office:value-type="float" office:value="0" calcext:value-type="float">
            <text:p>0.00</text:p>
          </table:table-cell>
          <table:table-cell table:number-columns-repeated="2"/>
          <table:table-cell table:style-name="ce35" table:formula="of:=[.F6]*[.$I$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$B7]-[.$C$2])/([.$C$3]-[.$C$2])" office:value-type="float" office:value="0.133333333333333" calcext:value-type="float">
            <text:p>0.13</text:p>
          </table:table-cell>
          <table:table-cell/>
          <table:table-cell office:value-type="float" office:value="-0.9" calcext:value-type="float">
            <text:p>-0.9</text:p>
          </table:table-cell>
          <table:table-cell table:formula="of:=([.$E7]-[.$F$2])/([.$F$3]-[.$F$2])" office:value-type="float" office:value="0.0454545454545454" calcext:value-type="float">
            <text:p>0.05</text:p>
          </table:table-cell>
          <table:table-cell table:number-columns-repeated="2"/>
          <table:table-cell table:formula="of:=[.F7]*[.$I$3]" office:value-type="float" office:value="4.54545454545454" calcext:value-type="float">
            <text:p>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$B8]-[.$C$2])/([.$C$3]-[.$C$2])" office:value-type="float" office:value="0.266666666666667" calcext:value-type="float">
            <text:p>0.27</text:p>
          </table:table-cell>
          <table:table-cell/>
          <table:table-cell office:value-type="float" office:value="-0.8" calcext:value-type="float">
            <text:p>-0.8</text:p>
          </table:table-cell>
          <table:table-cell table:formula="of:=([.$E8]-[.$F$2])/([.$F$3]-[.$F$2])" office:value-type="float" office:value="0.0959595959595959" calcext:value-type="float">
            <text:p>0.10</text:p>
          </table:table-cell>
          <table:table-cell table:number-columns-repeated="2"/>
          <table:table-cell table:formula="of:=[.F8]*[.$I$3]" office:value-type="float" office:value="9.59595959595959" calcext:value-type="float">
            <text:p>9.6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$B9]-[.$C$2])/([.$C$3]-[.$C$2])" office:value-type="float" office:value="0.4" calcext:value-type="float">
            <text:p>0.40</text:p>
          </table:table-cell>
          <table:table-cell/>
          <table:table-cell office:value-type="float" office:value="-0.7" calcext:value-type="float">
            <text:p>-0.7</text:p>
          </table:table-cell>
          <table:table-cell table:formula="of:=([.$E9]-[.$F$2])/([.$F$3]-[.$F$2])" office:value-type="float" office:value="0.146464646464646" calcext:value-type="float">
            <text:p>0.15</text:p>
          </table:table-cell>
          <table:table-cell table:number-columns-repeated="2"/>
          <table:table-cell table:formula="of:=[.F9]*[.$I$3]" office:value-type="float" office:value="14.6464646464647" calcext:value-type="float">
            <text:p>14.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$B10]-[.$C$2])/([.$C$3]-[.$C$2])" office:value-type="float" office:value="0.413333333333333" calcext:value-type="float">
            <text:p>0.41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([.$E10]-[.$F$2])/([.$F$3]-[.$F$2])" office:value-type="float" office:value="0.196969696969697" calcext:value-type="float">
            <text:p>0.20</text:p>
          </table:table-cell>
          <table:table-cell table:number-columns-repeated="2"/>
          <table:table-cell table:formula="of:=[.F10]*[.$I$3]" office:value-type="float" office:value="19.6969696969697" calcext:value-type="float">
            <text:p>19.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$B11]-[.$C$2])/([.$C$3]-[.$C$2])" office:value-type="float" office:value="0.426666666666667" calcext:value-type="float">
            <text:p>0.43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([.$E11]-[.$F$2])/([.$F$3]-[.$F$2])" office:value-type="float" office:value="0.247474747474747" calcext:value-type="float">
            <text:p>0.25</text:p>
          </table:table-cell>
          <table:table-cell table:number-columns-repeated="2"/>
          <table:table-cell table:formula="of:=[.F11]*[.$I$3]" office:value-type="float" office:value="24.7474747474747" calcext:value-type="float">
            <text:p>24.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$B12]-[.$C$2])/([.$C$3]-[.$C$2])" office:value-type="float" office:value="0.44" calcext:value-type="float">
            <text:p>0.44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([.$E12]-[.$F$2])/([.$F$3]-[.$F$2])" office:value-type="float" office:value="0.297979797979798" calcext:value-type="float">
            <text:p>0.30</text:p>
          </table:table-cell>
          <table:table-cell table:number-columns-repeated="2"/>
          <table:table-cell table:formula="of:=[.F12]*[.$I$3]" office:value-type="float" office:value="29.7979797979798" calcext:value-type="float">
            <text:p>29.8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$B13]-[.$C$2])/([.$C$3]-[.$C$2])" office:value-type="float" office:value="0.453333333333333" calcext:value-type="float">
            <text:p>0.45</text:p>
          </table:table-cell>
          <table:table-cell/>
          <table:table-cell office:value-type="float" office:value="-0.3" calcext:value-type="float">
            <text:p>-0.3</text:p>
          </table:table-cell>
          <table:table-cell table:formula="of:=([.$E13]-[.$F$2])/([.$F$3]-[.$F$2])" office:value-type="float" office:value="0.348484848484848" calcext:value-type="float">
            <text:p>0.35</text:p>
          </table:table-cell>
          <table:table-cell table:number-columns-repeated="2"/>
          <table:table-cell table:formula="of:=[.F13]*[.$I$3]" office:value-type="float" office:value="34.8484848484849" calcext:value-type="float">
            <text:p>34.8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$B14]-[.$C$2])/([.$C$3]-[.$C$2])" office:value-type="float" office:value="0.466666666666667" calcext:value-type="float">
            <text:p>0.47</text:p>
          </table:table-cell>
          <table:table-cell/>
          <table:table-cell office:value-type="float" office:value="-0.2" calcext:value-type="float">
            <text:p>-0.2</text:p>
          </table:table-cell>
          <table:table-cell table:formula="of:=([.$E14]-[.$F$2])/([.$F$3]-[.$F$2])" office:value-type="float" office:value="0.398989898989899" calcext:value-type="float">
            <text:p>0.40</text:p>
          </table:table-cell>
          <table:table-cell table:number-columns-repeated="2"/>
          <table:table-cell table:formula="of:=[.F14]*[.$I$3]" office:value-type="float" office:value="39.8989898989899" calcext:value-type="float">
            <text:p>39.9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$B15]-[.$C$2])/([.$C$3]-[.$C$2])" office:value-type="float" office:value="0.48" calcext:value-type="float">
            <text:p>0.48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([.$E15]-[.$F$2])/([.$F$3]-[.$F$2])" office:value-type="float" office:value="0.44949494949495" calcext:value-type="float">
            <text:p>0.45</text:p>
          </table:table-cell>
          <table:table-cell table:number-columns-repeated="2"/>
          <table:table-cell table:formula="of:=[.F15]*[.$I$3]" office:value-type="float" office:value="44.949494949495" calcext:value-type="float">
            <text:p>44.95</text:p>
          </table:table-cell>
        </table:table-row>
        <table:table-row table:style-name="ro1">
          <table:table-cell/>
          <table:table-cell table:style-name="ce25" office:value-type="float" office:value="77" calcext:value-type="float">
            <text:p>77</text:p>
          </table:table-cell>
          <table:table-cell table:style-name="ce32" table:formula="of:=([.$B16]-[.$C$2])/([.$C$3]-[.$C$2])" office:value-type="float" office:value="0.493333333333333" calcext:value-type="float">
            <text:p>0.49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([.$E16]-[.$F$2])/([.$F$3]-[.$F$2])" office:value-type="float" office:value="0.474747474747475" calcext:value-type="float">
            <text:p>0.47</text:p>
          </table:table-cell>
          <table:table-cell table:number-columns-repeated="2"/>
          <table:table-cell table:formula="of:=[.F16]*[.$I$3]" office:value-type="float" office:value="47.4747474747475" calcext:value-type="float">
            <text:p>47.47</text:p>
          </table:table-cell>
        </table:table-row>
        <table:table-row table:style-name="ro1">
          <table:table-cell/>
          <table:table-cell table:style-name="ce25" office:value-type="float" office:value="78" calcext:value-type="float">
            <text:p>78</text:p>
          </table:table-cell>
          <table:table-cell table:style-name="ce32" table:formula="of:=([.$B17]-[.$C$2])/([.$C$3]-[.$C$2])" office:value-type="float" office:value="0.506666666666667" calcext:value-type="float">
            <text:p>0.5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32" table:formula="of:=([.$E17]-[.$F$2])/([.$F$3]-[.$F$2])" office:value-type="float" office:value="0.5" calcext:value-type="float">
            <text:p>0.50</text:p>
          </table:table-cell>
          <table:table-cell table:number-columns-repeated="2"/>
          <table:table-cell table:style-name="ce32" table:formula="of:=[.F17]*[.$I$3]" office:value-type="float" office:value="50" calcext:value-type="float">
            <text:p>50.0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$B18]-[.$C$2])/([.$C$3]-[.$C$2])" office:value-type="float" office:value="0.52" calcext:value-type="float">
            <text:p>0.5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$E18]-[.$F$2])/([.$F$3]-[.$F$2])" office:value-type="float" office:value="0.525252525252525" calcext:value-type="float">
            <text:p>0.53</text:p>
          </table:table-cell>
          <table:table-cell table:number-columns-repeated="2"/>
          <table:table-cell table:formula="of:=[.F18]*[.$I$3]" office:value-type="float" office:value="52.5252525252525" calcext:value-type="float">
            <text:p>52.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$B19]-[.$C$2])/([.$C$3]-[.$C$2])" office:value-type="float" office:value="0.533333333333333" calcext:value-type="float">
            <text:p>0.5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([.$E19]-[.$F$2])/([.$F$3]-[.$F$2])" office:value-type="float" office:value="0.55050505050505" calcext:value-type="float">
            <text:p>0.55</text:p>
          </table:table-cell>
          <table:table-cell table:number-columns-repeated="2"/>
          <table:table-cell table:formula="of:=[.F19]*[.$I$3]" office:value-type="float" office:value="55.050505050505" calcext:value-type="float">
            <text:p>55.0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$B20]-[.$C$2])/([.$C$3]-[.$C$2])" office:value-type="float" office:value="0.666666666666667" calcext:value-type="float">
            <text:p>0.6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([.$E20]-[.$F$2])/([.$F$3]-[.$F$2])" office:value-type="float" office:value="0.601010101010101" calcext:value-type="float">
            <text:p>0.60</text:p>
          </table:table-cell>
          <table:table-cell table:number-columns-repeated="2"/>
          <table:table-cell table:formula="of:=[.F20]*[.$I$3]" office:value-type="float" office:value="60.1010101010101" calcext:value-type="float">
            <text:p>60.1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$B21]-[.$C$2])/([.$C$3]-[.$C$2])" office:value-type="float" office:value="0.8" calcext:value-type="float">
            <text:p>0.8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([.$E21]-[.$F$2])/([.$F$3]-[.$F$2])" office:value-type="float" office:value="0.651515151515152" calcext:value-type="float">
            <text:p>0.65</text:p>
          </table:table-cell>
          <table:table-cell table:number-columns-repeated="2"/>
          <table:table-cell table:formula="of:=[.F21]*[.$I$3]" office:value-type="float" office:value="65.1515151515152" calcext:value-type="float">
            <text:p>65.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$B22]-[.$C$2])/([.$C$3]-[.$C$2])" office:value-type="float" office:value="0.933333333333333" calcext:value-type="float">
            <text:p>0.93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([.$E22]-[.$F$2])/([.$F$3]-[.$F$2])" office:value-type="float" office:value="0.702020202020202" calcext:value-type="float">
            <text:p>0.70</text:p>
          </table:table-cell>
          <table:table-cell table:number-columns-repeated="2"/>
          <table:table-cell table:formula="of:=[.F22]*[.$I$3]" office:value-type="float" office:value="70.2020202020202" calcext:value-type="float">
            <text:p>70.20</text:p>
          </table:table-cell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30" table:formula="of:=([.$B23]-[.$C$2])/([.$C$3]-[.$C$2])" office:value-type="float" office:value="1" calcext:value-type="float">
            <text:p>1.0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$E23]-[.$F$2])/([.$F$3]-[.$F$2])" office:value-type="float" office:value="0.752525252525253" calcext:value-type="float">
            <text:p>0.75</text:p>
          </table:table-cell>
          <table:table-cell table:number-columns-repeated="2"/>
          <table:table-cell table:formula="of:=[.F23]*[.$I$3]" office:value-type="float" office:value="75.2525252525253" calcext:value-type="float">
            <text:p>75.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 table:formula="of:=([.$E24]-[.$F$2])/([.$F$3]-[.$F$2])" office:value-type="float" office:value="0.803030303030303" calcext:value-type="float">
            <text:p>0.80</text:p>
          </table:table-cell>
          <table:table-cell table:number-columns-repeated="2"/>
          <table:table-cell table:formula="of:=[.F24]*[.$I$3]" office:value-type="float" office:value="80.3030303030303" calcext:value-type="float">
            <text:p>80.3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formula="of:=([.$E25]-[.$F$2])/([.$F$3]-[.$F$2])" office:value-type="float" office:value="0.853535353535354" calcext:value-type="float">
            <text:p>0.85</text:p>
          </table:table-cell>
          <table:table-cell table:number-columns-repeated="2"/>
          <table:table-cell table:formula="of:=[.F25]*[.$I$3]" office:value-type="float" office:value="85.3535353535354" calcext:value-type="float">
            <text:p>85.3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8" calcext:value-type="float">
            <text:p>0.8</text:p>
          </table:table-cell>
          <table:table-cell table:formula="of:=([.$E26]-[.$F$2])/([.$F$3]-[.$F$2])" office:value-type="float" office:value="0.904040404040404" calcext:value-type="float">
            <text:p>0.90</text:p>
          </table:table-cell>
          <table:table-cell table:number-columns-repeated="2"/>
          <table:table-cell table:formula="of:=[.F26]*[.$I$3]" office:value-type="float" office:value="90.4040404040404" calcext:value-type="float">
            <text:p>90.4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900000000000001" calcext:value-type="float">
            <text:p>0.9</text:p>
          </table:table-cell>
          <table:table-cell table:formula="of:=([.$E27]-[.$F$2])/([.$F$3]-[.$F$2])" office:value-type="float" office:value="0.954545454545455" calcext:value-type="float">
            <text:p>0.95</text:p>
          </table:table-cell>
          <table:table-cell table:number-columns-repeated="2"/>
          <table:table-cell table:formula="of:=[.F27]*[.$I$3]" office:value-type="float" office:value="95.4545454545455" calcext:value-type="float">
            <text:p>95.4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0" office:value-type="float" office:value="0.99" calcext:value-type="float">
            <text:p>0.99</text:p>
          </table:table-cell>
          <table:table-cell table:style-name="ce35" table:formula="of:=([.$E28]-[.$F$2])/([.$F$3]-[.$F$2])" office:value-type="float" office:value="1" calcext:value-type="float">
            <text:p>1.00</text:p>
          </table:table-cell>
          <table:table-cell table:number-columns-repeated="2"/>
          <table:table-cell table:style-name="ce35" table:formula="of:=[.F28]*[.$I$3]" office:value-type="float" office:value="100" calcext:value-type="float">
            <text:p>10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3" office:value-type="float" office:value="1" calcext:value-type="float">
            <text:p>1</text:p>
          </table:table-cell>
          <table:table-cell table:style-name="ce34" table:formula="of:=([.$E29]-[.$F$2])/([.$F$3]-[.$F$2])" office:value-type="float" office:value="1.00505050505051" calcext:value-type="float">
            <text:p>1.01</text:p>
          </table:table-cell>
          <table:table-cell table:number-columns-repeated="2"/>
          <table:table-cell table:style-name="ce34" table:formula="of:=[.F29]*[.$I$3]" office:value-type="float" office:value="100.505050505051" calcext:value-type="float">
            <text:p>100.51</text:p>
          </table:table-cell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  <table:database-range table:name="__Anonymous_Sheet_DB__7" table:target-range-address="Sheet8.B3:Sheet8.Y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3:33:17.26917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6-18T13:57:14.449340058</dc:date>
    <meta:editing-duration>P23DT50M57S</meta:editing-duration>
    <meta:editing-cycles>7</meta:editing-cycles>
    <meta:generator>LibreOffice/5.1.6.2$Linux_X86_64 LibreOffice_project/10m0$Build-2</meta:generator>
    <meta:document-statistic meta:table-count="9" meta:cell-count="5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2cm" svg:height="9.536cm" xlink:href=".." xlink:type="simple" chart:class="chart:line" chart:style-name="ch1">
        <chart:legend chart:legend-position="end" svg:x="10.8cm" svg:y="3.224cm" style:legend-expansion="high" chart:style-name="ch2"/>
        <chart:plot-area chart:style-name="ch3" table:cell-range-address="Sheet5.K14:Sheet5.P24" chart:data-source-has-labels="row" svg:x="0.265cm" svg:y="0.19cm" svg:width="10.27cm" svg:height="9.156cm">
          <chartooo:coordinate-region svg:x="1.072cm" svg:y="0.39cm" svg:width="9.091cm" svg:height="8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K15:Sheet5.K24" chart:label-cell-address="Sheet5.K14:Sheet5.K14" chart:class="chart:line">
            <chart:data-point chart:repeated="10"/>
          </chart:series>
          <chart:series chart:style-name="ch8" chart:values-cell-range-address="Sheet5.L15:Sheet5.L24" chart:label-cell-address="Sheet5.L14:Sheet5.L14" chart:class="chart:line">
            <chart:data-point chart:repeated="10"/>
          </chart:series>
          <chart:series chart:style-name="ch9" chart:values-cell-range-address="Sheet5.M15:Sheet5.M24" chart:label-cell-address="Sheet5.M14:Sheet5.M14" chart:class="chart:line">
            <chart:data-point chart:repeated="10"/>
          </chart:series>
          <chart:series chart:style-name="ch10" chart:values-cell-range-address="Sheet5.N15:Sheet5.N24" chart:label-cell-address="Sheet5.N14:Sheet5.N14" chart:class="chart:line">
            <chart:data-point chart:repeated="10"/>
          </chart:series>
          <chart:series chart:style-name="ch11" chart:values-cell-range-address="Sheet5.O15:Sheet5.O24" chart:label-cell-address="Sheet5.O14:Sheet5.O14" chart:class="chart:line">
            <chart:data-point chart:repeated="10"/>
          </chart:series>
          <chart:series chart:style-name="ch12" chart:values-cell-range-address="Sheet5.P15:Sheet5.P24" chart:label-cell-address="Sheet5.P14:Sheet5.P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duty</text:p>
                <draw:g>
                  <svg:desc>Sheet5.K14:Sheet5.K14</svg:desc>
                </draw:g>
              </table:table-cell>
              <table:table-cell office:value-type="string">
                <text:p>p_duty</text:p>
                <draw:g>
                  <svg:desc>Sheet5.L14:Sheet5.L14</svg:desc>
                </draw:g>
              </table:table-cell>
              <table:table-cell office:value-type="string">
                <text:p>x</text:p>
                <draw:g>
                  <svg:desc>Sheet5.M14:Sheet5.M14</svg:desc>
                </draw:g>
              </table:table-cell>
              <table:table-cell office:value-type="string">
                <text:p>x*x</text:p>
                <draw:g>
                  <svg:desc>Sheet5.N14:Sheet5.N14</svg:desc>
                </draw:g>
              </table:table-cell>
              <table:table-cell office:value-type="string">
                <text:p>x*x*x</text:p>
                <draw:g>
                  <svg:desc>Sheet5.O14:Sheet5.O14</svg:desc>
                </draw:g>
              </table:table-cell>
              <table:table-cell office:value-type="string">
                <text:p>x*x*x*x</text:p>
                <draw:g>
                  <svg:desc>Sheet5.P14:Sheet5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Sheet5.K15:Sheet5.K24</svg:desc>
                </draw:g>
              </table:table-cell>
              <table:table-cell office:value-type="float" office:value="110">
                <text:p>110</text:p>
                <draw:g>
                  <svg:desc>Sheet5.L15:Sheet5.L24</svg:desc>
                </draw:g>
              </table:table-cell>
              <table:table-cell office:value-type="float" office:value="110">
                <text:p>110</text:p>
                <draw:g>
                  <svg:desc>Sheet5.M15:Sheet5.M24</svg:desc>
                </draw:g>
              </table:table-cell>
              <table:table-cell office:value-type="float" office:value="109">
                <text:p>109</text:p>
                <draw:g>
                  <svg:desc>Sheet5.N15:Sheet5.N24</svg:desc>
                </draw:g>
              </table:table-cell>
              <table:table-cell office:value-type="float" office:value="110.8">
                <text:p>110.8</text:p>
                <draw:g>
                  <svg:desc>Sheet5.O15:Sheet5.O24</svg:desc>
                </draw:g>
              </table:table-cell>
              <table:table-cell office:value-type="float" office:value="110.03">
                <text:p>110.03</text:p>
                <draw:g>
                  <svg:desc>Sheet5.P15:Sheet5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116.4">
                <text:p>116.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  <table:table-cell office:value-type="float" office:value="131.6">
                <text:p>131.6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161.2">
                <text:p>161.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82">
                <text:p>182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  <table:table-cell office:value-type="float" office:value="424">
                <text:p>424</text:p>
              </table:table-cell>
              <table:table-cell office:value-type="float" office:value="282.8">
                <text:p>282.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41">
                <text:p>541</text:p>
              </table:table-cell>
              <table:table-cell office:value-type="float" office:value="384.4">
                <text:p>384.4</text:p>
              </table:table-cell>
              <table:table-cell office:value-type="float" office:value="182.03">
                <text:p>18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  <table:table-cell office:value-type="float" office:value="460">
                <text:p>460</text:p>
              </table:table-cell>
              <table:table-cell office:value-type="float" office:value="676">
                <text:p>676</text:p>
              </table:table-cell>
              <table:table-cell office:value-type="float" office:value="519.6">
                <text:p>519.6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510">
                <text:p>510</text:p>
              </table:table-cell>
              <table:table-cell office:value-type="float" office:value="829">
                <text:p>829</text:p>
              </table:table-cell>
              <table:table-cell office:value-type="float" office:value="693.2">
                <text:p>693.2</text:p>
              </table:table-cell>
              <table:table-cell office:value-type="float" office:value="306.83">
                <text:p>30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60">
                <text:p>56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Sheet5.A29:Sheet5.G40" chart:data-source-has-labels="both" svg:x="0.32cm" svg:y="0.18cm" svg:width="12.878cm" svg:height="8.64cm">
          <chartooo:coordinate-region svg:x="1.047cm" svg:y="0.38cm" svg:width="12.057cm" svg:height="7.793cm"/>
          <chart:axis chart:dimension="x" chart:name="primary-x" chart:style-name="ch4" chartooo:axis-type="auto">
            <chartooo:date-scale/>
            <chart:categories table:cell-range-address="Sheet5.A30:Sheet5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0:Sheet5.B40" chart:label-cell-address="Sheet5.B29:Sheet5.B29" chart:class="chart:line">
            <chart:data-point chart:repeated="11"/>
          </chart:series>
          <chart:series chart:style-name="ch7" chart:values-cell-range-address="Sheet5.C30:Sheet5.C40" chart:label-cell-address="Sheet5.C29:Sheet5.C29" chart:class="chart:line">
            <chart:data-point chart:repeated="11"/>
          </chart:series>
          <chart:series chart:style-name="ch8" chart:values-cell-range-address="Sheet5.D30:Sheet5.D40" chart:label-cell-address="Sheet5.D29:Sheet5.D29" chart:class="chart:line">
            <chart:data-point chart:repeated="11"/>
          </chart:series>
          <chart:series chart:style-name="ch9" chart:values-cell-range-address="Sheet5.E30:Sheet5.E40" chart:label-cell-address="Sheet5.E29:Sheet5.E29" chart:class="chart:line">
            <chart:data-point chart:repeated="11"/>
          </chart:series>
          <chart:series chart:style-name="ch10" chart:values-cell-range-address="Sheet5.F30:Sheet5.F40" chart:label-cell-address="Sheet5.F29:Sheet5.F29" chart:class="chart:line">
            <chart:data-point chart:repeated="11"/>
          </chart:series>
          <chart:series chart:style-name="ch11" chart:values-cell-range-address="Sheet5.G30:Sheet5.G40" chart:label-cell-address="Sheet5.G29:Sheet5.G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5.B29:Sheet5.B29</svg:desc>
                </draw:g>
              </table:table-cell>
              <table:table-cell office:value-type="string">
                <text:p>x2</text:p>
                <draw:g>
                  <svg:desc>Sheet5.C29:Sheet5.C29</svg:desc>
                </draw:g>
              </table:table-cell>
              <table:table-cell office:value-type="string">
                <text:p>x3</text:p>
                <draw:g>
                  <svg:desc>Sheet5.D29:Sheet5.D29</svg:desc>
                </draw:g>
              </table:table-cell>
              <table:table-cell office:value-type="string">
                <text:p>x4</text:p>
                <draw:g>
                  <svg:desc>Sheet5.E29:Sheet5.E29</svg:desc>
                </draw:g>
              </table:table-cell>
              <table:table-cell office:value-type="string">
                <text:p>m_duty</text:p>
                <draw:g>
                  <svg:desc>Sheet5.F29:Sheet5.F29</svg:desc>
                </draw:g>
              </table:table-cell>
              <table:table-cell office:value-type="string">
                <text:p>p_duty</text:p>
                <draw:g>
                  <svg:desc>Sheet5.G29:Sheet5.G2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A30:Sheet5.A40</svg:desc>
                </draw:g>
              </table:table-cell>
              <table:table-cell office:value-type="float" office:value="0">
                <text:p>0</text:p>
                <draw:g>
                  <svg:desc>Sheet5.B30:Sheet5.B40</svg:desc>
                </draw:g>
              </table:table-cell>
              <table:table-cell office:value-type="float" office:value="0">
                <text:p>0</text:p>
                <draw:g>
                  <svg:desc>Sheet5.C30:Sheet5.C40</svg:desc>
                </draw:g>
              </table:table-cell>
              <table:table-cell office:value-type="float" office:value="0">
                <text:p>0</text:p>
                <draw:g>
                  <svg:desc>Sheet5.D30:Sheet5.D40</svg:desc>
                </draw:g>
              </table:table-cell>
              <table:table-cell office:value-type="float" office:value="0">
                <text:p>0</text:p>
                <draw:g>
                  <svg:desc>Sheet5.E30:Sheet5.E40</svg:desc>
                </draw:g>
              </table:table-cell>
              <table:table-cell office:value-type="float" office:value="NaN">
                <text:p>NaN</text:p>
                <draw:g>
                  <svg:desc>Sheet5.F30:Sheet5.F40</svg:desc>
                </draw:g>
              </table:table-cell>
              <table:table-cell office:value-type="float" office:value="NaN">
                <text:p>NaN</text:p>
                <draw:g>
                  <svg:desc>Sheet5.G30:Sheet5.G40</svg:desc>
                </draw:g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0.0016">
                <text:p>0.0016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  <table:table-cell office:value-type="float" office:value="0.00810000000000001">
                <text:p>0.00810000000000001</text:p>
              </table:table-cell>
              <table:table-cell office:value-type="float" office:value="0.0379310344827586">
                <text:p>0.0379310344827586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  <table:table-cell office:value-type="float" office:value="0.0256">
                <text:p>0.0256</text:p>
              </table:table-cell>
              <table:table-cell office:value-type="float" office:value="0.0620689655172414">
                <text:p>0.0620689655172414</text:p>
              </table:table-cell>
              <table:table-cell office:value-type="float" office:value="0.0739130434782609">
                <text:p>0.07391304347826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  <table:table-cell office:value-type="float" office:value="0.1296">
                <text:p>0.1296</text:p>
              </table:table-cell>
              <table:table-cell office:value-type="float" office:value="0.120689655172414">
                <text:p>0.120689655172414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  <table:table-cell office:value-type="float" office:value="0.2401">
                <text:p>0.2401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  <table:table-cell office:value-type="float" office:value="0.4096">
                <text:p>0.4096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0.21304347826087">
                <text:p>0.2130434782608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  <table:table-cell office:value-type="float" office:value="0.6561">
                <text:p>0.656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